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9">
            <text:p>15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2">
            <text:p>17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04">
            <text:p>30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743">
            <text:p>1574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6875">
            <text:p>1687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730">
            <text:p>1773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1">
            <text:p>2021-02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6 - 1.36)">
            <text:p>(1.06 - 1.3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5">
            <text:p>1.2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98.75">
            <text:p>-98.75</text:p>
          </table:table-cell>
          <table:table-cell office:value-type="float" office:value="-151">
            <text:p>-151</text:p>
          </table:table-cell>
          <table:table-cell office:value-type="float" office:value="-1395.875">
            <text:p>-1395.875</text:p>
          </table:table-cell>
          <table:table-cell office:value-type="float" office:value="-0.00846041809458533">
            <text:p>-0.0084604181</text:p>
          </table:table-cell>
          <table:table-cell office:value-type="float" office:value="-0.0100935828877005">
            <text:p>-0.0100935829</text:p>
          </table:table-cell>
          <table:table-cell office:value-type="float" office:value="-0.0620664739884393">
            <text:p>-0.062066474</text:p>
          </table:table-cell>
          <table:table-cell office:value-type="float" office:value="0.970528830870648">
            <text:p>0.9705288309</text:p>
          </table:table-cell>
          <table:table-cell office:value-type="float" office:value="0.964872145507449">
            <text:p>0.9648721455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715">
            <text:p>13715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553.5">
            <text:p>-553.5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403572730586949">
            <text:p>-0.0403572731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861941814892487">
            <text:p>0.8619418149</text:p>
          </table:table-cell>
          <table:table-cell office:value-type="float" office:value="0.997438672542947">
            <text:p>0.9974386725</text:p>
          </table:table-cell>
          <table:table-cell office:value-type="float" office:value="0">
            <text:p>0</text:p>
          </table:table-cell>
          <table:table-cell office:value-type="float" office:value="-16.8263199617971">
            <text:p>-16.8263199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530">
            <text:p>1053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10">
            <text:p>-110</text:p>
          </table:table-cell>
          <table:table-cell office:value-type="float" office:value="-382.25">
            <text:p>-382.25</text:p>
          </table:table-cell>
          <table:table-cell office:value-type="float" office:value="-144.5">
            <text:p>-144.5</text:p>
          </table:table-cell>
          <table:table-cell office:value-type="float" office:value="-0.0104463437796771">
            <text:p>-0.0104463438</text:p>
          </table:table-cell>
          <table:table-cell office:value-type="float" office:value="-0.0270294159241974">
            <text:p>-0.0270294159</text:p>
          </table:table-cell>
          <table:table-cell office:value-type="float" office:value="-0.00691685414771911">
            <text:p>-0.0069168541</text:p>
          </table:table-cell>
          <table:table-cell office:value-type="float" office:value="0.963651683923922">
            <text:p>0.9636516839</text:p>
          </table:table-cell>
          <table:table-cell office:value-type="float" office:value="0.906828999342707">
            <text:p>0.9068289993</text:p>
          </table:table-cell>
          <table:table-cell office:value-type="float" office:value="0.975884782510733">
            <text:p>0.9758847825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872">
            <text:p>108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31.25">
            <text:p>-131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20722958057395">
            <text:p>-0.0120722958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58032615718913">
            <text:p>0.958032615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4226">
            <text:p>14226</text:p>
          </table:table-cell>
          <table:table-cell office:value-type="float" office:value="19926">
            <text:p>19926</text:p>
          </table:table-cell>
          <table:table-cell office:value-type="float" office:value="-29.5">
            <text:p>-29.5</text:p>
          </table:table-cell>
          <table:table-cell office:value-type="float" office:value="62.75">
            <text:p>62.75</text:p>
          </table:table-cell>
          <table:table-cell office:value-type="float" office:value="-137.375">
            <text:p>-137.375</text:p>
          </table:table-cell>
          <table:table-cell office:value-type="float" office:value="-0.00272945965951147">
            <text:p>-0.0027294597</text:p>
          </table:table-cell>
          <table:table-cell office:value-type="float" office:value="0.00441093771966821">
            <text:p>0.0044109377</text:p>
          </table:table-cell>
          <table:table-cell office:value-type="float" office:value="-0.00689425875740239">
            <text:p>-0.0068942588</text:p>
          </table:table-cell>
          <table:table-cell office:value-type="float" office:value="0.990461493093774">
            <text:p>0.9904614931</text:p>
          </table:table-cell>
          <table:table-cell office:value-type="float" office:value="1.01547641650711">
            <text:p>1.0154764165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748">
            <text:p>14748</text:p>
          </table:table-cell>
          <table:table-cell office:value-type="float" office:value="20891">
            <text:p>20891</text:p>
          </table:table-cell>
          <table:table-cell office:value-type="float" office:value="-60.375">
            <text:p>-60.375</text:p>
          </table:table-cell>
          <table:table-cell office:value-type="float" office:value="-46.375">
            <text:p>-46.375</text:p>
          </table:table-cell>
          <table:table-cell office:value-type="float" office:value="-9.75">
            <text:p>-9.75</text:p>
          </table:table-cell>
          <table:table-cell office:value-type="float" office:value="-0.00566157164291073">
            <text:p>-0.0056615716</text:p>
          </table:table-cell>
          <table:table-cell office:value-type="float" office:value="-0.00314449416870084">
            <text:p>-0.0031444942</text:p>
          </table:table-cell>
          <table:table-cell office:value-type="float" office:value="-0.000466708151835719">
            <text:p>-0.0004667082</text:p>
          </table:table-cell>
          <table:table-cell office:value-type="float" office:value="0.980247323901009">
            <text:p>0.9802473239</text:p>
          </table:table-cell>
          <table:table-cell office:value-type="float" office:value="0.989013650582958">
            <text:p>0.9890136506</text:p>
          </table:table-cell>
          <table:table-cell office:value-type="float" office:value="0.998366948388913">
            <text:p>0.9983669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885">
            <text:p>885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0455">
            <text:p>10455</text:p>
          </table:table-cell>
          <table:table-cell office:value-type="float" office:value="14571">
            <text:p>14571</text:p>
          </table:table-cell>
          <table:table-cell office:value-type="float" office:value="20863">
            <text:p>20863</text:p>
          </table:table-cell>
          <table:table-cell office:value-type="float" office:value="-62.75">
            <text:p>-62.75</text:p>
          </table:table-cell>
          <table:table-cell office:value-type="float" office:value="26">
            <text:p>26</text:p>
          </table:table-cell>
          <table:table-cell office:value-type="float" office:value="-137.125">
            <text:p>-137.125</text:p>
          </table:table-cell>
          <table:table-cell office:value-type="float" office:value="-0.00600191296030607">
            <text:p>-0.006001913</text:p>
          </table:table-cell>
          <table:table-cell office:value-type="float" office:value="0.00178436620684922">
            <text:p>0.0017843662</text:p>
          </table:table-cell>
          <table:table-cell office:value-type="float" office:value="-0.00657264055984278">
            <text:p>-0.0065726406</text:p>
          </table:table-cell>
          <table:table-cell office:value-type="float" office:value="0.979063909638928">
            <text:p>0.9790639096</text:p>
          </table:table-cell>
          <table:table-cell office:value-type="float" office:value="1.00625152229098">
            <text:p>1.0062515223</text:p>
          </table:table-cell>
          <table:table-cell office:value-type="float" office:value="0.977080429264251">
            <text:p>0.9770804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0702">
            <text:p>10702</text:p>
          </table:table-cell>
          <table:table-cell office:value-type="float" office:value="13898">
            <text:p>13898</text:p>
          </table:table-cell>
          <table:table-cell office:value-type="float" office:value="20083">
            <text:p>20083</text:p>
          </table:table-cell>
          <table:table-cell office:value-type="float" office:value="7.875">
            <text:p>7.875</text:p>
          </table:table-cell>
          <table:table-cell office:value-type="float" office:value="-118.625">
            <text:p>-118.625</text:p>
          </table:table-cell>
          <table:table-cell office:value-type="float" office:value="-148.5">
            <text:p>-148.5</text:p>
          </table:table-cell>
          <table:table-cell office:value-type="float" office:value="0.00073584376752009">
            <text:p>0.0007358438</text:p>
          </table:table-cell>
          <table:table-cell office:value-type="float" office:value="-0.00853540077709023">
            <text:p>-0.0085354008</text:p>
          </table:table-cell>
          <table:table-cell office:value-type="float" office:value="-0.00739431359856595">
            <text:p>-0.0073943136</text:p>
          </table:table-cell>
          <table:table-cell office:value-type="float" office:value="1.00257651445978">
            <text:p>1.0025765145</text:p>
          </table:table-cell>
          <table:table-cell office:value-type="float" office:value="0.970268889290378">
            <text:p>0.9702688893</text:p>
          </table:table-cell>
          <table:table-cell office:value-type="float" office:value="0.974227067117263">
            <text:p>0.9742270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5">
            <text:p>615</text:p>
          </table:table-cell>
          <table:table-cell office:value-type="float" office:value="10714">
            <text:p>10714</text:p>
          </table:table-cell>
          <table:table-cell office:value-type="float" office:value="13894">
            <text:p>13894</text:p>
          </table:table-cell>
          <table:table-cell office:value-type="float" office:value="19166">
            <text:p>19166</text:p>
          </table:table-cell>
          <table:table-cell office:value-type="float" office:value="-62">
            <text:p>-62</text:p>
          </table:table-cell>
          <table:table-cell office:value-type="float" office:value="36.25">
            <text:p>36.25</text:p>
          </table:table-cell>
          <table:table-cell office:value-type="float" office:value="29.625">
            <text:p>29.625</text:p>
          </table:table-cell>
          <table:table-cell office:value-type="float" office:value="-0.00578682098189285">
            <text:p>-0.005786821</text:p>
          </table:table-cell>
          <table:table-cell office:value-type="float" office:value="0.00260903987332662">
            <text:p>0.0026090399</text:p>
          </table:table-cell>
          <table:table-cell office:value-type="float" office:value="0.00154570593759783">
            <text:p>0.0015457059</text:p>
          </table:table-cell>
          <table:table-cell office:value-type="float" office:value="0.979811761665645">
            <text:p>0.9798117617</text:p>
          </table:table-cell>
          <table:table-cell office:value-type="float" office:value="1.0091449814512">
            <text:p>1.0091449815</text:p>
          </table:table-cell>
          <table:table-cell office:value-type="float" office:value="1.00541465362701">
            <text:p>1.00541465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0480">
            <text:p>10480</text:p>
          </table:table-cell>
          <table:table-cell office:value-type="float" office:value="13638">
            <text:p>13638</text:p>
          </table:table-cell>
          <table:table-cell office:value-type="float" office:value="19970">
            <text:p>19970</text:p>
          </table:table-cell>
          <table:table-cell office:value-type="float" office:value="-190.875">
            <text:p>-190.875</text:p>
          </table:table-cell>
          <table:table-cell office:value-type="float" office:value="-81.375">
            <text:p>-81.375</text:p>
          </table:table-cell>
          <table:table-cell office:value-type="float" office:value="-68.875">
            <text:p>-68.875</text:p>
          </table:table-cell>
          <table:table-cell office:value-type="float" office:value="-0.0182132633587786">
            <text:p>-0.0182132634</text:p>
          </table:table-cell>
          <table:table-cell office:value-type="float" office:value="-0.00596678398592169">
            <text:p>-0.005966784</text:p>
          </table:table-cell>
          <table:table-cell office:value-type="float" office:value="-0.00344892338507762">
            <text:p>-0.0034489234</text:p>
          </table:table-cell>
          <table:table-cell office:value-type="float" office:value="0.93690375525014">
            <text:p>0.9369037553</text:p>
          </table:table-cell>
          <table:table-cell office:value-type="float" office:value="0.979186036971098">
            <text:p>0.979186037</text:p>
          </table:table-cell>
          <table:table-cell office:value-type="float" office:value="0.98795208249436">
            <text:p>0.98795208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89">
            <text:p>889</text:p>
          </table:table-cell>
          <table:table-cell office:value-type="float" office:value="10455">
            <text:p>10455</text:p>
          </table:table-cell>
          <table:table-cell office:value-type="float" office:value="13564">
            <text:p>13564</text:p>
          </table:table-cell>
          <table:table-cell office:value-type="float" office:value="19815">
            <text:p>19815</text:p>
          </table:table-cell>
          <table:table-cell office:value-type="float" office:value="-62.75">
            <text:p>-62.75</text:p>
          </table:table-cell>
          <table:table-cell office:value-type="float" office:value="-272.75">
            <text:p>-272.75</text:p>
          </table:table-cell>
          <table:table-cell office:value-type="float" office:value="34.75">
            <text:p>34.75</text:p>
          </table:table-cell>
          <table:table-cell office:value-type="float" office:value="-0.00600191296030607">
            <text:p>-0.006001913</text:p>
          </table:table-cell>
          <table:table-cell office:value-type="float" office:value="-0.0201083751105868">
            <text:p>-0.0201083751</text:p>
          </table:table-cell>
          <table:table-cell office:value-type="float" office:value="0.00175372192783245">
            <text:p>0.0017537219</text:p>
          </table:table-cell>
          <table:table-cell office:value-type="float" office:value="0.979063909638928">
            <text:p>0.9790639096</text:p>
          </table:table-cell>
          <table:table-cell office:value-type="float" office:value="0.930413206742139">
            <text:p>0.9304132067</text:p>
          </table:table-cell>
          <table:table-cell office:value-type="float" office:value="1.00614405480699">
            <text:p>1.0061440548</text:p>
          </table:table-cell>
          <table:table-cell office:value-type="float" office:value="0">
            <text:p>0</text:p>
          </table:table-cell>
          <table:table-cell office:value-type="float" office:value="-34.1228245040241">
            <text:p>-34.122824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69">
            <text:p>569</text:p>
          </table:table-cell>
          <table:table-cell office:value-type="float" office:value="10847">
            <text:p>10847</text:p>
          </table:table-cell>
          <table:table-cell office:value-type="float" office:value="13898">
            <text:p>13898</text:p>
          </table:table-cell>
          <table:table-cell office:value-type="float" office:value="18976">
            <text:p>18976</text:p>
          </table:table-cell>
          <table:table-cell office:value-type="float" office:value="35.125">
            <text:p>35.125</text:p>
          </table:table-cell>
          <table:table-cell office:value-type="float" office:value="-118.625">
            <text:p>-118.625</text:p>
          </table:table-cell>
          <table:table-cell office:value-type="float" office:value="-204.125">
            <text:p>-204.125</text:p>
          </table:table-cell>
          <table:table-cell office:value-type="float" office:value="0.00323822255001383">
            <text:p>0.0032382226</text:p>
          </table:table-cell>
          <table:table-cell office:value-type="float" office:value="-0.00853540077709023">
            <text:p>-0.0085354008</text:p>
          </table:table-cell>
          <table:table-cell office:value-type="float" office:value="-0.0107570088532884">
            <text:p>-0.0107570089</text:p>
          </table:table-cell>
          <table:table-cell office:value-type="float" office:value="1.0113543316522">
            <text:p>1.0113543317</text:p>
          </table:table-cell>
          <table:table-cell office:value-type="float" office:value="0.970268889290378">
            <text:p>0.9702688893</text:p>
          </table:table-cell>
          <table:table-cell office:value-type="float" office:value="0.962577266962851">
            <text:p>0.962577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01">
            <text:p>1201</text:p>
          </table:table-cell>
          <table:table-cell office:value-type="float" office:value="10764">
            <text:p>10764</text:p>
          </table:table-cell>
          <table:table-cell office:value-type="float" office:value="14028">
            <text:p>14028</text:p>
          </table:table-cell>
          <table:table-cell office:value-type="float" office:value="19329">
            <text:p>19329</text:p>
          </table:table-cell>
          <table:table-cell office:value-type="float" office:value="-14.75">
            <text:p>-14.75</text:p>
          </table:table-cell>
          <table:table-cell office:value-type="float" office:value="-64.625">
            <text:p>-64.625</text:p>
          </table:table-cell>
          <table:table-cell office:value-type="float" office:value="-289.125">
            <text:p>-289.125</text:p>
          </table:table-cell>
          <table:table-cell office:value-type="float" office:value="-0.00137030843552583">
            <text:p>-0.0013703084</text:p>
          </table:table-cell>
          <table:table-cell office:value-type="float" office:value="-0.00460685771314514">
            <text:p>-0.0046068577</text:p>
          </table:table-cell>
          <table:table-cell office:value-type="float" office:value="-0.0149580940555642">
            <text:p>-0.0149580941</text:p>
          </table:table-cell>
          <table:table-cell office:value-type="float" office:value="0.995207600856268">
            <text:p>0.9952076009</text:p>
          </table:table-cell>
          <table:table-cell office:value-type="float" office:value="0.983917595354451">
            <text:p>0.9839175954</text:p>
          </table:table-cell>
          <table:table-cell office:value-type="float" office:value="0.948085210177965">
            <text:p>0.94808521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10392">
            <text:p>10392</text:p>
          </table:table-cell>
          <table:table-cell office:value-type="float" office:value="13385">
            <text:p>13385</text:p>
          </table:table-cell>
          <table:table-cell office:value-type="float" office:value="20059">
            <text:p>20059</text:p>
          </table:table-cell>
          <table:table-cell office:value-type="float" office:value="-96.875">
            <text:p>-96.875</text:p>
          </table:table-cell>
          <table:table-cell office:value-type="float" office:value="-230.75">
            <text:p>-230.75</text:p>
          </table:table-cell>
          <table:table-cell office:value-type="float" office:value="-4.125">
            <text:p>-4.125</text:p>
          </table:table-cell>
          <table:table-cell office:value-type="float" office:value="-0.00932207467282525">
            <text:p>-0.0093220747</text:p>
          </table:table-cell>
          <table:table-cell office:value-type="float" office:value="-0.0172394471423235">
            <text:p>-0.0172394471</text:p>
          </table:table-cell>
          <table:table-cell office:value-type="float" office:value="-0.000205643352111272">
            <text:p>-0.0002056434</text:p>
          </table:table-cell>
          <table:table-cell office:value-type="float" office:value="0.967543064754475">
            <text:p>0.9675430648</text:p>
          </table:table-cell>
          <table:table-cell office:value-type="float" office:value="0.940244444135903">
            <text:p>0.9402444441</text:p>
          </table:table-cell>
          <table:table-cell office:value-type="float" office:value="0.99928033115442">
            <text:p>0.9992803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9767">
            <text:p>9767</text:p>
          </table:table-cell>
          <table:table-cell office:value-type="float" office:value="13596">
            <text:p>13596</text:p>
          </table:table-cell>
          <table:table-cell office:value-type="float" office:value="19715">
            <text:p>19715</text:p>
          </table:table-cell>
          <table:table-cell office:value-type="float" office:value="-33.25">
            <text:p>-33.25</text:p>
          </table:table-cell>
          <table:table-cell office:value-type="float" office:value="-285.375">
            <text:p>-285.375</text:p>
          </table:table-cell>
          <table:table-cell office:value-type="float" office:value="-33.625">
            <text:p>-33.625</text:p>
          </table:table-cell>
          <table:table-cell office:value-type="float" office:value="-0.00340432067164943">
            <text:p>-0.0034043207</text:p>
          </table:table-cell>
          <table:table-cell office:value-type="float" office:value="-0.0209896293027361">
            <text:p>-0.0209896293</text:p>
          </table:table-cell>
          <table:table-cell office:value-type="float" office:value="-0.00170555414658889">
            <text:p>-0.0017055541</text:p>
          </table:table-cell>
          <table:table-cell office:value-type="float" office:value="0.988107592871728">
            <text:p>0.9881075929</text:p>
          </table:table-cell>
          <table:table-cell office:value-type="float" office:value="0.927399803935426">
            <text:p>0.9273998039</text:p>
          </table:table-cell>
          <table:table-cell office:value-type="float" office:value="0.994036261960235">
            <text:p>0.994036262</text:p>
          </table:table-cell>
          <table:table-cell office:value-type="float" office:value="0">
            <text:p>0</text:p>
          </table:table-cell>
          <table:table-cell office:value-type="float" office:value="-32.6755180284486">
            <text:p>-32.6755180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551">
            <text:p>551</text:p>
          </table:table-cell>
          <table:table-cell office:value-type="float" office:value="9660">
            <text:p>9660</text:p>
          </table:table-cell>
          <table:table-cell office:value-type="float" office:value="13660">
            <text:p>13660</text:p>
          </table:table-cell>
          <table:table-cell office:value-type="float" office:value="18915">
            <text:p>18915</text:p>
          </table:table-cell>
          <table:table-cell office:value-type="float" office:value="-12.75">
            <text:p>-12.75</text:p>
          </table:table-cell>
          <table:table-cell office:value-type="float" office:value="36">
            <text:p>36</text:p>
          </table:table-cell>
          <table:table-cell office:value-type="float" office:value="-232.5">
            <text:p>-232.5</text:p>
          </table:table-cell>
          <table:table-cell office:value-type="float" office:value="-0.00131987577639752">
            <text:p>-0.0013198758</text:p>
          </table:table-cell>
          <table:table-cell office:value-type="float" office:value="0.00263543191800878">
            <text:p>0.0026354319</text:p>
          </table:table-cell>
          <table:table-cell office:value-type="float" office:value="-0.0122918318794607">
            <text:p>-0.0122918319</text:p>
          </table:table-cell>
          <table:table-cell office:value-type="float" office:value="0.995383849243856">
            <text:p>0.9953838492</text:p>
          </table:table-cell>
          <table:table-cell office:value-type="float" office:value="1.00923762489576">
            <text:p>1.0092376249</text:p>
          </table:table-cell>
          <table:table-cell office:value-type="float" office:value="0.957274723118555">
            <text:p>0.95727472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397">
            <text:p>9397</text:p>
          </table:table-cell>
          <table:table-cell office:value-type="float" office:value="13516">
            <text:p>13516</text:p>
          </table:table-cell>
          <table:table-cell office:value-type="float" office:value="19461">
            <text:p>19461</text:p>
          </table:table-cell>
          <table:table-cell office:value-type="float" office:value="-183.625">
            <text:p>-183.625</text:p>
          </table:table-cell>
          <table:table-cell office:value-type="float" office:value="83.5">
            <text:p>83.5</text:p>
          </table:table-cell>
          <table:table-cell office:value-type="float" office:value="-297.5">
            <text:p>-297.5</text:p>
          </table:table-cell>
          <table:table-cell office:value-type="float" office:value="-0.0195408108970948">
            <text:p>-0.0195408109</text:p>
          </table:table-cell>
          <table:table-cell office:value-type="float" office:value="0.00617786327315774">
            <text:p>0.0061778633</text:p>
          </table:table-cell>
          <table:table-cell office:value-type="float" office:value="-0.01528698422486">
            <text:p>-0.0152869842</text:p>
          </table:table-cell>
          <table:table-cell office:value-type="float" office:value="0.93235557470958">
            <text:p>0.9323555747</text:p>
          </table:table-cell>
          <table:table-cell office:value-type="float" office:value="1.02169732680551">
            <text:p>1.0216973268</text:p>
          </table:table-cell>
          <table:table-cell office:value-type="float" office:value="0.946953591310905">
            <text:p>0.9469535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811">
            <text:p>9811</text:p>
          </table:table-cell>
          <table:table-cell office:value-type="float" office:value="13135">
            <text:p>13135</text:p>
          </table:table-cell>
          <table:table-cell office:value-type="float" office:value="18024">
            <text:p>18024</text:p>
          </table:table-cell>
          <table:table-cell office:value-type="float" office:value="-206.875">
            <text:p>-206.875</text:p>
          </table:table-cell>
          <table:table-cell office:value-type="float" office:value="-104.625">
            <text:p>-104.625</text:p>
          </table:table-cell>
          <table:table-cell office:value-type="float" office:value="-280.5">
            <text:p>-280.5</text:p>
          </table:table-cell>
          <table:table-cell office:value-type="float" office:value="-0.0210860258893079">
            <text:p>-0.0210860259</text:p>
          </table:table-cell>
          <table:table-cell office:value-type="float" office:value="-0.00796535972592311">
            <text:p>-0.0079653597</text:p>
          </table:table-cell>
          <table:table-cell office:value-type="float" office:value="-0.0155625832223702">
            <text:p>-0.0155625832</text:p>
          </table:table-cell>
          <table:table-cell office:value-type="float" office:value="0.927070365543519">
            <text:p>0.9270703655</text:p>
          </table:table-cell>
          <table:table-cell office:value-type="float" office:value="0.972245596992173">
            <text:p>0.972245597</text:p>
          </table:table-cell>
          <table:table-cell office:value-type="float" office:value="0.946005658954949">
            <text:p>0.946005659</text:p>
          </table:table-cell>
          <table:table-cell office:value-type="float" office:value="-32.5245433983997">
            <text:p>-32.52454339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758">
            <text:p>9758</text:p>
          </table:table-cell>
          <table:table-cell office:value-type="float" office:value="12922">
            <text:p>12922</text:p>
          </table:table-cell>
          <table:table-cell office:value-type="float" office:value="18064">
            <text:p>18064</text:p>
          </table:table-cell>
          <table:table-cell office:value-type="float" office:value="-121.875">
            <text:p>-121.875</text:p>
          </table:table-cell>
          <table:table-cell office:value-type="float" office:value="-161.125">
            <text:p>-161.125</text:p>
          </table:table-cell>
          <table:table-cell office:value-type="float" office:value="-371.25">
            <text:p>-371.25</text:p>
          </table:table-cell>
          <table:table-cell office:value-type="float" office:value="-0.0124897519983603">
            <text:p>-0.012489752</text:p>
          </table:table-cell>
          <table:table-cell office:value-type="float" office:value="-0.0124690450394676">
            <text:p>-0.012469045</text:p>
          </table:table-cell>
          <table:table-cell office:value-type="float" office:value="-0.0205519264836138">
            <text:p>-0.0205519265</text:p>
          </table:table-cell>
          <table:table-cell office:value-type="float" office:value="0.956591616059501">
            <text:p>0.9565916161</text:p>
          </table:table-cell>
          <table:table-cell office:value-type="float" office:value="0.956663077446888">
            <text:p>0.9566630774</text:p>
          </table:table-cell>
          <table:table-cell office:value-type="float" office:value="0.92889612540444">
            <text:p>0.9288961254</text:p>
          </table:table-cell>
          <table:table-cell table:number-columns-repeated="2" office:value-type="float" office:value="0">
            <text:p>0</text:p>
          </table:table-cell>
          <table:table-cell office:value-type="float" office:value="-33.3788549902518">
            <text:p>-33.378854990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28">
            <text:p>428</text:p>
          </table:table-cell>
          <table:table-cell office:value-type="float" office:value="9557">
            <text:p>9557</text:p>
          </table:table-cell>
          <table:table-cell office:value-type="float" office:value="13768">
            <text:p>13768</text:p>
          </table:table-cell>
          <table:table-cell office:value-type="float" office:value="18915">
            <text:p>18915</text:p>
          </table:table-cell>
          <table:table-cell office:value-type="float" office:value="-50.625">
            <text:p>-50.625</text:p>
          </table:table-cell>
          <table:table-cell office:value-type="float" office:value="-236.125">
            <text:p>-236.125</text:p>
          </table:table-cell>
          <table:table-cell office:value-type="float" office:value="-232.5">
            <text:p>-232.5</text:p>
          </table:table-cell>
          <table:table-cell office:value-type="float" office:value="-0.00529716438212828">
            <text:p>-0.0052971644</text:p>
          </table:table-cell>
          <table:table-cell office:value-type="float" office:value="-0.0171502760023242">
            <text:p>-0.017150276</text:p>
          </table:table-cell>
          <table:table-cell office:value-type="float" office:value="-0.0122918318794607">
            <text:p>-0.0122918319</text:p>
          </table:table-cell>
          <table:table-cell office:value-type="float" office:value="0.981514922165514">
            <text:p>0.9815149222</text:p>
          </table:table-cell>
          <table:table-cell office:value-type="float" office:value="0.940550532647099">
            <text:p>0.9405505326</text:p>
          </table:table-cell>
          <table:table-cell office:value-type="float" office:value="0.957274723118555">
            <text:p>0.95727472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15">
            <text:p>9415</text:p>
          </table:table-cell>
          <table:table-cell office:value-type="float" office:value="12637">
            <text:p>12637</text:p>
          </table:table-cell>
          <table:table-cell office:value-type="float" office:value="19546">
            <text:p>19546</text:p>
          </table:table-cell>
          <table:table-cell office:value-type="float" office:value="-141.375">
            <text:p>-141.375</text:p>
          </table:table-cell>
          <table:table-cell office:value-type="float" office:value="-65.375">
            <text:p>-65.375</text:p>
          </table:table-cell>
          <table:table-cell office:value-type="float" office:value="-277.75">
            <text:p>-277.75</text:p>
          </table:table-cell>
          <table:table-cell office:value-type="float" office:value="-0.015015932023367">
            <text:p>-0.015015932</text:p>
          </table:table-cell>
          <table:table-cell office:value-type="float" office:value="-0.00517330062514837">
            <text:p>-0.0051733006</text:p>
          </table:table-cell>
          <table:table-cell office:value-type="float" office:value="-0.0142100685562263">
            <text:p>-0.0142100686</text:p>
          </table:table-cell>
          <table:table-cell office:value-type="float" office:value="0.947886175218695">
            <text:p>0.9478861752</text:p>
          </table:table-cell>
          <table:table-cell office:value-type="float" office:value="0.981945903369123">
            <text:p>0.9819459034</text:p>
          </table:table-cell>
          <table:table-cell office:value-type="float" office:value="0.950660535108018">
            <text:p>0.95066053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700">
            <text:p>8700</text:p>
          </table:table-cell>
          <table:table-cell office:value-type="float" office:value="12398">
            <text:p>12398</text:p>
          </table:table-cell>
          <table:table-cell office:value-type="float" office:value="17664">
            <text:p>17664</text:p>
          </table:table-cell>
          <table:table-cell office:value-type="float" office:value="-143.5">
            <text:p>-143.5</text:p>
          </table:table-cell>
          <table:table-cell office:value-type="float" office:value="-213">
            <text:p>-213</text:p>
          </table:table-cell>
          <table:table-cell office:value-type="float" office:value="-149.875">
            <text:p>-149.875</text:p>
          </table:table-cell>
          <table:table-cell office:value-type="float" office:value="-0.0164942528735632">
            <text:p>-0.0164942529</text:p>
          </table:table-cell>
          <table:table-cell office:value-type="float" office:value="-0.0171801903532828">
            <text:p>-0.0171801904</text:p>
          </table:table-cell>
          <table:table-cell office:value-type="float" office:value="-0.00848477128623188">
            <text:p>-0.0084847713</text:p>
          </table:table-cell>
          <table:table-cell office:value-type="float" office:value="0.942803353283129">
            <text:p>0.9428033533</text:p>
          </table:table-cell>
          <table:table-cell office:value-type="float" office:value="0.940447845287037">
            <text:p>0.9404478453</text:p>
          </table:table-cell>
          <table:table-cell office:value-type="float" office:value="0.970444403531996">
            <text:p>0.9704444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8484">
            <text:p>8484</text:p>
          </table:table-cell>
          <table:table-cell office:value-type="float" office:value="12247">
            <text:p>12247</text:p>
          </table:table-cell>
          <table:table-cell office:value-type="float" office:value="17778">
            <text:p>17778</text:p>
          </table:table-cell>
          <table:table-cell office:value-type="float" office:value="-120">
            <text:p>-120</text:p>
          </table:table-cell>
          <table:table-cell office:value-type="float" office:value="-257.125">
            <text:p>-257.125</text:p>
          </table:table-cell>
          <table:table-cell office:value-type="float" office:value="-211.375">
            <text:p>-211.375</text:p>
          </table:table-cell>
          <table:table-cell office:value-type="float" office:value="-0.0141442715700141">
            <text:p>-0.0141442716</text:p>
          </table:table-cell>
          <table:table-cell office:value-type="float" office:value="-0.020994937535723">
            <text:p>-0.0209949375</text:p>
          </table:table-cell>
          <table:table-cell office:value-type="float" office:value="-0.0118896951288109">
            <text:p>-0.0118896951</text:p>
          </table:table-cell>
          <table:table-cell office:value-type="float" office:value="0.950887167924713">
            <text:p>0.9508871679</text:p>
          </table:table-cell>
          <table:table-cell office:value-type="float" office:value="0.927381661933142">
            <text:p>0.9273816619</text:p>
          </table:table-cell>
          <table:table-cell office:value-type="float" office:value="0.958663142155664">
            <text:p>0.9586631422</text:p>
          </table:table-cell>
          <table:table-cell office:value-type="float" office:value="0">
            <text:p>0</text:p>
          </table:table-cell>
          <table:table-cell office:value-type="float" office:value="-32.6671682996061">
            <text:p>-32.6671682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458">
            <text:p>8458</text:p>
          </table:table-cell>
          <table:table-cell office:value-type="float" office:value="12220">
            <text:p>12220</text:p>
          </table:table-cell>
          <table:table-cell office:value-type="float" office:value="18498">
            <text:p>18498</text:p>
          </table:table-cell>
          <table:table-cell office:value-type="float" office:value="-284.875">
            <text:p>-284.875</text:p>
          </table:table-cell>
          <table:table-cell office:value-type="float" office:value="23">
            <text:p>23</text:p>
          </table:table-cell>
          <table:table-cell office:value-type="float" office:value="-315.875">
            <text:p>-315.875</text:p>
          </table:table-cell>
          <table:table-cell office:value-type="float" office:value="-0.0336811302908489">
            <text:p>-0.0336811303</text:p>
          </table:table-cell>
          <table:table-cell office:value-type="float" office:value="0.00188216039279869">
            <text:p>0.0018821604</text:p>
          </table:table-cell>
          <table:table-cell office:value-type="float" office:value="-0.0170761703967997">
            <text:p>-0.0170761704</text:p>
          </table:table-cell>
          <table:table-cell office:value-type="float" office:value="0.88433950431586">
            <text:p>0.8843395043</text:p>
          </table:table-cell>
          <table:table-cell office:value-type="float" office:value="1.00659450472917">
            <text:p>1.0065945047</text:p>
          </table:table-cell>
          <table:table-cell office:value-type="float" office:value="0.940804930978225">
            <text:p>0.940804931</text:p>
          </table:table-cell>
          <table:table-cell office:value-type="float" office:value="-20.2311362540317">
            <text:p>-20.231136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8204">
            <text:p>8204</text:p>
          </table:table-cell>
          <table:table-cell office:value-type="float" office:value="11958">
            <text:p>11958</text:p>
          </table:table-cell>
          <table:table-cell office:value-type="float" office:value="17022">
            <text:p>17022</text:p>
          </table:table-cell>
          <table:table-cell office:value-type="float" office:value="-230.875">
            <text:p>-230.875</text:p>
          </table:table-cell>
          <table:table-cell office:value-type="float" office:value="-208">
            <text:p>-208</text:p>
          </table:table-cell>
          <table:table-cell office:value-type="float" office:value="-269.5">
            <text:p>-269.5</text:p>
          </table:table-cell>
          <table:table-cell office:value-type="float" office:value="-0.0281417601170161">
            <text:p>-0.0281417601</text:p>
          </table:table-cell>
          <table:table-cell office:value-type="float" office:value="-0.0173942130791102">
            <text:p>-0.0173942131</text:p>
          </table:table-cell>
          <table:table-cell office:value-type="float" office:value="-0.0158324521207849">
            <text:p>-0.0158324521</text:p>
          </table:table-cell>
          <table:table-cell office:value-type="float" office:value="0.903056078568912">
            <text:p>0.9030560786</text:p>
          </table:table-cell>
          <table:table-cell office:value-type="float" office:value="0.939713269174452">
            <text:p>0.9397132692</text:p>
          </table:table-cell>
          <table:table-cell office:value-type="float" office:value="0.945077723995961">
            <text:p>0.945077724</text:p>
          </table:table-cell>
          <table:table-cell office:value-type="float" office:value="-24.2823329517434">
            <text:p>-24.2823329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562">
            <text:p>8562</text:p>
          </table:table-cell>
          <table:table-cell office:value-type="float" office:value="11288">
            <text:p>11288</text:p>
          </table:table-cell>
          <table:table-cell office:value-type="float" office:value="16492">
            <text:p>16492</text:p>
          </table:table-cell>
          <table:table-cell office:value-type="float" office:value="-78.25">
            <text:p>-78.25</text:p>
          </table:table-cell>
          <table:table-cell office:value-type="float" office:value="-213.5">
            <text:p>-213.5</text:p>
          </table:table-cell>
          <table:table-cell office:value-type="float" office:value="-338">
            <text:p>-338</text:p>
          </table:table-cell>
          <table:table-cell office:value-type="float" office:value="-0.00913921980845597">
            <text:p>-0.0091392198</text:p>
          </table:table-cell>
          <table:table-cell office:value-type="float" office:value="-0.0189138908575478">
            <text:p>-0.0189138909</text:p>
          </table:table-cell>
          <table:table-cell office:value-type="float" office:value="-0.020494785350473">
            <text:p>-0.0204947854</text:p>
          </table:table-cell>
          <table:table-cell office:value-type="float" office:value="0.96817644033427">
            <text:p>0.9681764403</text:p>
          </table:table-cell>
          <table:table-cell office:value-type="float" office:value="0.93450254312263">
            <text:p>0.9345025431</text:p>
          </table:table-cell>
          <table:table-cell office:value-type="float" office:value="0.929091522277406">
            <text:p>0.9290915223</text:p>
          </table:table-cell>
          <table:table-cell table:number-columns-repeated="2" office:value-type="float" office:value="0">
            <text:p>0</text:p>
          </table:table-cell>
          <table:table-cell office:value-type="float" office:value="-33.47289094978">
            <text:p>-33.472890949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8350">
            <text:p>8350</text:p>
          </table:table-cell>
          <table:table-cell office:value-type="float" office:value="12096">
            <text:p>12096</text:p>
          </table:table-cell>
          <table:table-cell office:value-type="float" office:value="17441">
            <text:p>17441</text:p>
          </table:table-cell>
          <table:table-cell office:value-type="float" office:value="-78.75">
            <text:p>-78.75</text:p>
          </table:table-cell>
          <table:table-cell office:value-type="float" office:value="-153.5">
            <text:p>-153.5</text:p>
          </table:table-cell>
          <table:table-cell office:value-type="float" office:value="-267">
            <text:p>-267</text:p>
          </table:table-cell>
          <table:table-cell office:value-type="float" office:value="-0.0094311377245509">
            <text:p>-0.0094311377</text:p>
          </table:table-cell>
          <table:table-cell office:value-type="float" office:value="-0.0126901455026455">
            <text:p>-0.0126901455</text:p>
          </table:table-cell>
          <table:table-cell office:value-type="float" office:value="-0.0153087552319248">
            <text:p>-0.0153087552</text:p>
          </table:table-cell>
          <table:table-cell office:value-type="float" office:value="0.96716535282728">
            <text:p>0.9671653528</text:p>
          </table:table-cell>
          <table:table-cell office:value-type="float" office:value="0.955900128734782">
            <text:p>0.9559001287</text:p>
          </table:table-cell>
          <table:table-cell office:value-type="float" office:value="0.946878698342295">
            <text:p>0.9468786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670">
            <text:p>670</text:p>
          </table:table-cell>
          <table:table-cell office:value-type="float" office:value="8082">
            <text:p>8082</text:p>
          </table:table-cell>
          <table:table-cell office:value-type="float" office:value="11570">
            <text:p>11570</text:p>
          </table:table-cell>
          <table:table-cell office:value-type="float" office:value="18600">
            <text:p>18600</text:p>
          </table:table-cell>
          <table:table-cell office:value-type="float" office:value="-235.25">
            <text:p>-235.25</text:p>
          </table:table-cell>
          <table:table-cell office:value-type="float" office:value="-95.5">
            <text:p>-95.5</text:p>
          </table:table-cell>
          <table:table-cell office:value-type="float" office:value="-284.75">
            <text:p>-284.75</text:p>
          </table:table-cell>
          <table:table-cell office:value-type="float" office:value="-0.0291078940856224">
            <text:p>-0.0291078941</text:p>
          </table:table-cell>
          <table:table-cell office:value-type="float" office:value="-0.00825410544511668">
            <text:p>-0.0082541054</text:p>
          </table:table-cell>
          <table:table-cell office:value-type="float" office:value="-0.0153091397849462">
            <text:p>-0.0153091398</text:p>
          </table:table-cell>
          <table:table-cell office:value-type="float" office:value="0.899783018916597">
            <text:p>0.8997830189</text:p>
          </table:table-cell>
          <table:table-cell office:value-type="float" office:value="0.971244166245222">
            <text:p>0.9712441662</text:p>
          </table:table-cell>
          <table:table-cell office:value-type="float" office:value="0.94687737548416">
            <text:p>0.9468773755</text:p>
          </table:table-cell>
          <table:table-cell office:value-type="float" office:value="-23.4647510158288">
            <text:p>-23.4647510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178">
            <text:p>8178</text:p>
          </table:table-cell>
          <table:table-cell office:value-type="float" office:value="10618">
            <text:p>10618</text:p>
          </table:table-cell>
          <table:table-cell office:value-type="float" office:value="16177">
            <text:p>16177</text:p>
          </table:table-cell>
          <table:table-cell office:value-type="float" office:value="-135.5">
            <text:p>-135.5</text:p>
          </table:table-cell>
          <table:table-cell office:value-type="float" office:value="-273.25">
            <text:p>-273.25</text:p>
          </table:table-cell>
          <table:table-cell office:value-type="float" office:value="-243.25">
            <text:p>-243.25</text:p>
          </table:table-cell>
          <table:table-cell office:value-type="float" office:value="-0.0165688432379555">
            <text:p>-0.0165688432</text:p>
          </table:table-cell>
          <table:table-cell office:value-type="float" office:value="-0.0257346016198908">
            <text:p>-0.0257346016</text:p>
          </table:table-cell>
          <table:table-cell office:value-type="float" office:value="-0.0150367806144526">
            <text:p>-0.0150367806</text:p>
          </table:table-cell>
          <table:table-cell office:value-type="float" office:value="0.942547120736994">
            <text:p>0.9425471207</text:p>
          </table:table-cell>
          <table:table-cell office:value-type="float" office:value="0.91122694298263">
            <text:p>0.911226943</text:p>
          </table:table-cell>
          <table:table-cell office:value-type="float" office:value="0.94781443320106">
            <text:p>0.9478144332</text:p>
          </table:table-cell>
          <table:table-cell office:value-type="float" office:value="0">
            <text:p>0</text:p>
          </table:table-cell>
          <table:table-cell office:value-type="float" office:value="-26.5863642572817">
            <text:p>-26.5863642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7950">
            <text:p>7950</text:p>
          </table:table-cell>
          <table:table-cell office:value-type="float" office:value="10766">
            <text:p>10766</text:p>
          </table:table-cell>
          <table:table-cell office:value-type="float" office:value="14960">
            <text:p>14960</text:p>
          </table:table-cell>
          <table:table-cell office:value-type="float" office:value="157">
            <text:p>157</text:p>
          </table:table-cell>
          <table:table-cell office:value-type="float" office:value="-127.375">
            <text:p>-127.375</text:p>
          </table:table-cell>
          <table:table-cell office:value-type="float" office:value="-178.875">
            <text:p>-178.875</text:p>
          </table:table-cell>
          <table:table-cell office:value-type="float" office:value="0.019748427672956">
            <text:p>0.0197484277</text:p>
          </table:table-cell>
          <table:table-cell office:value-type="float" office:value="-0.0118312279398105">
            <text:p>-0.0118312279</text:p>
          </table:table-cell>
          <table:table-cell office:value-type="float" office:value="-0.011956885026738">
            <text:p>-0.011956885</text:p>
          </table:table-cell>
          <table:table-cell office:value-type="float" office:value="1.06988389763063">
            <text:p>1.0698838976</text:p>
          </table:table-cell>
          <table:table-cell office:value-type="float" office:value="0.958865059001608">
            <text:p>0.958865059</text:p>
          </table:table-cell>
          <table:table-cell office:value-type="float" office:value="0.958431117921521">
            <text:p>0.95843111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8000">
            <text:p>8000</text:p>
          </table:table-cell>
          <table:table-cell office:value-type="float" office:value="10655">
            <text:p>10655</text:p>
          </table:table-cell>
          <table:table-cell office:value-type="float" office:value="16617">
            <text:p>16617</text:p>
          </table:table-cell>
          <table:table-cell office:value-type="float" office:value="-12.75">
            <text:p>-12.75</text:p>
          </table:table-cell>
          <table:table-cell office:value-type="float" office:value="-66.375">
            <text:p>-66.375</text:p>
          </table:table-cell>
          <table:table-cell office:value-type="float" office:value="-165.875">
            <text:p>-165.875</text:p>
          </table:table-cell>
          <table:table-cell office:value-type="float" office:value="-0.00159375">
            <text:p>-0.00159375</text:p>
          </table:table-cell>
          <table:table-cell office:value-type="float" office:value="-0.00622946973251994">
            <text:p>-0.0062294697</text:p>
          </table:table-cell>
          <table:table-cell office:value-type="float" office:value="-0.00998224709634711">
            <text:p>-0.0099822471</text:p>
          </table:table-cell>
          <table:table-cell office:value-type="float" office:value="0.994426853476562">
            <text:p>0.9944268535</text:p>
          </table:table-cell>
          <table:table-cell office:value-type="float" office:value="0.978272916270751">
            <text:p>0.9782729163</text:p>
          </table:table-cell>
          <table:table-cell office:value-type="float" office:value="0.965257439866686">
            <text:p>0.9652574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7940">
            <text:p>7940</text:p>
          </table:table-cell>
          <table:table-cell office:value-type="float" office:value="10478">
            <text:p>10478</text:p>
          </table:table-cell>
          <table:table-cell office:value-type="float" office:value="15560">
            <text:p>15560</text:p>
          </table:table-cell>
          <table:table-cell office:value-type="float" office:value="58.375">
            <text:p>58.375</text:p>
          </table:table-cell>
          <table:table-cell office:value-type="float" office:value="66.625">
            <text:p>66.625</text:p>
          </table:table-cell>
          <table:table-cell office:value-type="float" office:value="-68.75">
            <text:p>-68.75</text:p>
          </table:table-cell>
          <table:table-cell office:value-type="float" office:value="0.00735201511335013">
            <text:p>0.0073520151</text:p>
          </table:table-cell>
          <table:table-cell office:value-type="float" office:value="0.00635856079404467">
            <text:p>0.0063585608</text:p>
          </table:table-cell>
          <table:table-cell office:value-type="float" office:value="-0.00441838046272494">
            <text:p>-0.0044183805</text:p>
          </table:table-cell>
          <table:table-cell office:value-type="float" office:value="1.02583799506413">
            <text:p>1.0258379951</text:p>
          </table:table-cell>
          <table:table-cell office:value-type="float" office:value="1.02233420811808">
            <text:p>1.0223342081</text:p>
          </table:table-cell>
          <table:table-cell office:value-type="float" office:value="0.984573931668853">
            <text:p>0.98457393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8040">
            <text:p>8040</text:p>
          </table:table-cell>
          <table:table-cell office:value-type="float" office:value="10514">
            <text:p>10514</text:p>
          </table:table-cell>
          <table:table-cell office:value-type="float" office:value="15743">
            <text:p>15743</text:p>
          </table:table-cell>
          <table:table-cell office:value-type="float" office:value="-178">
            <text:p>-178</text:p>
          </table:table-cell>
          <table:table-cell office:value-type="float" office:value="-227.75">
            <text:p>-227.75</text:p>
          </table:table-cell>
          <table:table-cell office:value-type="float" office:value="259.5">
            <text:p>259.5</text:p>
          </table:table-cell>
          <table:table-cell office:value-type="float" office:value="-0.0221393034825871">
            <text:p>-0.0221393035</text:p>
          </table:table-cell>
          <table:table-cell office:value-type="float" office:value="-0.0216615940650561">
            <text:p>-0.0216615941</text:p>
          </table:table-cell>
          <table:table-cell office:value-type="float" office:value="0.0164835164835165">
            <text:p>0.0164835165</text:p>
          </table:table-cell>
          <table:table-cell office:value-type="float" office:value="0.923473129377986">
            <text:p>0.9234731294</text:p>
          </table:table-cell>
          <table:table-cell office:value-type="float" office:value="0.925104101100885">
            <text:p>0.9251041011</text:p>
          </table:table-cell>
          <table:table-cell office:value-type="float" office:value="1.05822485207101">
            <text:p>1.0582248521</text:p>
          </table:table-cell>
          <table:table-cell office:value-type="float" office:value="-30.9605789194061">
            <text:p>-30.9605789194</text:p>
          </table:table-cell>
          <table:table-cell office:value-type="float" office:value="-31.6510613647803">
            <text:p>-31.6510613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7715">
            <text:p>7715</text:p>
          </table:table-cell>
          <table:table-cell office:value-type="float" office:value="10830">
            <text:p>10830</text:p>
          </table:table-cell>
          <table:table-cell office:value-type="float" office:value="17646">
            <text:p>17646</text:p>
          </table:table-cell>
          <table:table-cell office:value-type="float" office:value="101">
            <text:p>101</text:p>
          </table:table-cell>
          <table:table-cell office:value-type="float" office:value="-173.75">
            <text:p>-173.75</text:p>
          </table:table-cell>
          <table:table-cell office:value-type="float" office:value="296.75">
            <text:p>296.75</text:p>
          </table:table-cell>
          <table:table-cell office:value-type="float" office:value="0.0130913804277382">
            <text:p>0.0130913804</text:p>
          </table:table-cell>
          <table:table-cell office:value-type="float" office:value="-0.0160433979686057">
            <text:p>-0.016043398</text:p>
          </table:table-cell>
          <table:table-cell office:value-type="float" office:value="0.016816842343874">
            <text:p>0.0168168423</text:p>
          </table:table-cell>
          <table:table-cell office:value-type="float" office:value="1.04615574461043">
            <text:p>1.0461557446</text:p>
          </table:table-cell>
          <table:table-cell office:value-type="float" office:value="0.944352592721903">
            <text:p>0.9443525927</text:p>
          </table:table-cell>
          <table:table-cell office:value-type="float" office:value="1.05941324832894">
            <text:p>1.05941324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844">
            <text:p>7844</text:p>
          </table:table-cell>
          <table:table-cell office:value-type="float" office:value="11775">
            <text:p>11775</text:p>
          </table:table-cell>
          <table:table-cell office:value-type="float" office:value="17008">
            <text:p>17008</text:p>
          </table:table-cell>
          <table:table-cell office:value-type="float" office:value="14.5">
            <text:p>14.5</text:p>
          </table:table-cell>
          <table:table-cell office:value-type="float" office:value="-61.75">
            <text:p>-61.75</text:p>
          </table:table-cell>
          <table:table-cell office:value-type="float" office:value="275">
            <text:p>275</text:p>
          </table:table-cell>
          <table:table-cell office:value-type="float" office:value="0.00184854665986741">
            <text:p>0.0018485467</text:p>
          </table:table-cell>
          <table:table-cell office:value-type="float" office:value="-0.00524416135881104">
            <text:p>-0.0052441614</text:p>
          </table:table-cell>
          <table:table-cell office:value-type="float" office:value="0.0161688617121355">
            <text:p>0.0161688617</text:p>
          </table:table-cell>
          <table:table-cell office:value-type="float" office:value="1.00647661087405">
            <text:p>1.0064766109</text:p>
          </table:table-cell>
          <table:table-cell office:value-type="float" office:value="0.981699337651742">
            <text:p>0.9816993377</text:p>
          </table:table-cell>
          <table:table-cell office:value-type="float" office:value="1.05710342288704">
            <text:p>1.057103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940">
            <text:p>7940</text:p>
          </table:table-cell>
          <table:table-cell office:value-type="float" office:value="10970">
            <text:p>10970</text:p>
          </table:table-cell>
          <table:table-cell office:value-type="float" office:value="16260">
            <text:p>16260</text:p>
          </table:table-cell>
          <table:table-cell office:value-type="float" office:value="58.375">
            <text:p>58.375</text:p>
          </table:table-cell>
          <table:table-cell office:value-type="float" office:value="-60.625">
            <text:p>-60.625</text:p>
          </table:table-cell>
          <table:table-cell office:value-type="float" office:value="443.875">
            <text:p>443.875</text:p>
          </table:table-cell>
          <table:table-cell office:value-type="float" office:value="0.00735201511335013">
            <text:p>0.0073520151</text:p>
          </table:table-cell>
          <table:table-cell office:value-type="float" office:value="-0.00552643573381951">
            <text:p>-0.0055264357</text:p>
          </table:table-cell>
          <table:table-cell office:value-type="float" office:value="0.0272985854858549">
            <text:p>0.0272985855</text:p>
          </table:table-cell>
          <table:table-cell office:value-type="float" office:value="1.02583799506413">
            <text:p>1.0258379951</text:p>
          </table:table-cell>
          <table:table-cell office:value-type="float" office:value="0.980717336255795">
            <text:p>0.9807173363</text:p>
          </table:table-cell>
          <table:table-cell office:value-type="float" office:value="1.09700566622877">
            <text:p>1.0970056662</text:p>
          </table:table-cell>
          <table:table-cell table:number-columns-repeated="2" office:value-type="float" office:value="0">
            <text:p>0</text:p>
          </table:table-cell>
          <table:table-cell office:value-type="float" office:value="25.7363401520987">
            <text:p>25.736340152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7804">
            <text:p>7804</text:p>
          </table:table-cell>
          <table:table-cell office:value-type="float" office:value="11263">
            <text:p>11263</text:p>
          </table:table-cell>
          <table:table-cell office:value-type="float" office:value="16459">
            <text:p>16459</text:p>
          </table:table-cell>
          <table:table-cell office:value-type="float" office:value="49.125">
            <text:p>49.125</text:p>
          </table:table-cell>
          <table:table-cell office:value-type="float" office:value="147.375">
            <text:p>147.375</text:p>
          </table:table-cell>
          <table:table-cell office:value-type="float" office:value="404.875">
            <text:p>404.875</text:p>
          </table:table-cell>
          <table:table-cell office:value-type="float" office:value="0.00629484879548949">
            <text:p>0.0062948488</text:p>
          </table:table-cell>
          <table:table-cell office:value-type="float" office:value="0.0130848796945752">
            <text:p>0.0130848797</text:p>
          </table:table-cell>
          <table:table-cell office:value-type="float" office:value="0.0245990035846649">
            <text:p>0.0245990036</text:p>
          </table:table-cell>
          <table:table-cell office:value-type="float" office:value="1.02210963602207">
            <text:p>1.022109636</text:p>
          </table:table-cell>
          <table:table-cell office:value-type="float" office:value="1.04613265852119">
            <text:p>1.0461326585</text:p>
          </table:table-cell>
          <table:table-cell office:value-type="float" office:value="1.08728253006195">
            <text:p>1.0872825301</text:p>
          </table:table-cell>
          <table:table-cell table:number-columns-repeated="2" office:value-type="float" office:value="0">
            <text:p>0</text:p>
          </table:table-cell>
          <table:table-cell office:value-type="float" office:value="28.5230258969929">
            <text:p>28.52302589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462">
            <text:p>7462</text:p>
          </table:table-cell>
          <table:table-cell office:value-type="float" office:value="11852">
            <text:p>11852</text:p>
          </table:table-cell>
          <table:table-cell office:value-type="float" office:value="17503">
            <text:p>17503</text:p>
          </table:table-cell>
          <table:table-cell office:value-type="float" office:value="145">
            <text:p>145</text:p>
          </table:table-cell>
          <table:table-cell office:value-type="float" office:value="205.5">
            <text:p>205.5</text:p>
          </table:table-cell>
          <table:table-cell office:value-type="float" office:value="269.25">
            <text:p>269.25</text:p>
          </table:table-cell>
          <table:table-cell office:value-type="float" office:value="0.0194317877244707">
            <text:p>0.0194317877</text:p>
          </table:table-cell>
          <table:table-cell office:value-type="float" office:value="0.0173388457644279">
            <text:p>0.0173388458</text:p>
          </table:table-cell>
          <table:table-cell office:value-type="float" office:value="0.015383077186768">
            <text:p>0.0153830772</text:p>
          </table:table-cell>
          <table:table-cell office:value-type="float" office:value="1.06875134200902">
            <text:p>1.068751342</text:p>
          </table:table-cell>
          <table:table-cell office:value-type="float" office:value="1.06127520589749">
            <text:p>1.0612752059</text:p>
          </table:table-cell>
          <table:table-cell office:value-type="float" office:value="1.05430458271861">
            <text:p>1.05430458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606">
            <text:p>7606</text:p>
          </table:table-cell>
          <table:table-cell office:value-type="float" office:value="11936">
            <text:p>11936</text:p>
          </table:table-cell>
          <table:table-cell office:value-type="float" office:value="16821">
            <text:p>16821</text:p>
          </table:table-cell>
          <table:table-cell office:value-type="float" office:value="-20.75">
            <text:p>-20.75</text:p>
          </table:table-cell>
          <table:table-cell office:value-type="float" office:value="-70.375">
            <text:p>-70.375</text:p>
          </table:table-cell>
          <table:table-cell office:value-type="float" office:value="317.625">
            <text:p>317.625</text:p>
          </table:table-cell>
          <table:table-cell office:value-type="float" office:value="-0.0027281093873258">
            <text:p>-0.0027281094</text:p>
          </table:table-cell>
          <table:table-cell office:value-type="float" office:value="-0.00589602882037533">
            <text:p>-0.0058960288</text:p>
          </table:table-cell>
          <table:table-cell office:value-type="float" office:value="0.0188826466916355">
            <text:p>0.0188826467</text:p>
          </table:table-cell>
          <table:table-cell office:value-type="float" office:value="0.990466204602785">
            <text:p>0.9904662046</text:p>
          </table:table-cell>
          <table:table-cell office:value-type="float" office:value="0.979432034914154">
            <text:p>0.9794320349</text:p>
          </table:table-cell>
          <table:table-cell office:value-type="float" office:value="1.06678810993904">
            <text:p>1.0667881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701">
            <text:p>7701</text:p>
          </table:table-cell>
          <table:table-cell office:value-type="float" office:value="11617">
            <text:p>11617</text:p>
          </table:table-cell>
          <table:table-cell office:value-type="float" office:value="17975">
            <text:p>17975</text:p>
          </table:table-cell>
          <table:table-cell office:value-type="float" office:value="15.875">
            <text:p>15.875</text:p>
          </table:table-cell>
          <table:table-cell office:value-type="float" office:value="321.125">
            <text:p>321.125</text:p>
          </table:table-cell>
          <table:table-cell office:value-type="float" office:value="-54.5">
            <text:p>-54.5</text:p>
          </table:table-cell>
          <table:table-cell office:value-type="float" office:value="0.00206142059472796">
            <text:p>0.0020614206</text:p>
          </table:table-cell>
          <table:table-cell office:value-type="float" office:value="0.0276426788327451">
            <text:p>0.0276426788</text:p>
          </table:table-cell>
          <table:table-cell office:value-type="float" office:value="-0.00303198887343533">
            <text:p>-0.0030319889</text:p>
          </table:table-cell>
          <table:table-cell office:value-type="float" office:value="1.00722330101309">
            <text:p>1.007223301</text:p>
          </table:table-cell>
          <table:table-cell office:value-type="float" office:value="1.09824704659299">
            <text:p>1.0982470466</text:p>
          </table:table-cell>
          <table:table-cell office:value-type="float" office:value="0.989406057137772">
            <text:p>0.9894060571</text:p>
          </table:table-cell>
          <table:table-cell office:value-type="float" office:value="0">
            <text:p>0</text:p>
          </table:table-cell>
          <table:table-cell office:value-type="float" office:value="25.4202521271998">
            <text:p>25.4202521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581">
            <text:p>11581</text:p>
          </table:table-cell>
          <table:table-cell office:value-type="float" office:value="19187">
            <text:p>19187</text:p>
          </table:table-cell>
          <table:table-cell office:value-type="float" office:value="109.5">
            <text:p>109.5</text:p>
          </table:table-cell>
          <table:table-cell office:value-type="float" office:value="255.75">
            <text:p>255.75</text:p>
          </table:table-cell>
          <table:table-cell office:value-type="float" office:value="-101.5">
            <text:p>-101.5</text:p>
          </table:table-cell>
          <table:table-cell office:value-type="float" office:value="0.0129616477272727">
            <text:p>0.0129616477</text:p>
          </table:table-cell>
          <table:table-cell office:value-type="float" office:value="0.0220835851826267">
            <text:p>0.0220835852</text:p>
          </table:table-cell>
          <table:table-cell office:value-type="float" office:value="-0.00529004013133893">
            <text:p>-0.0052900401</text:p>
          </table:table-cell>
          <table:table-cell office:value-type="float" office:value="1.04569505549659">
            <text:p>1.0456950555</text:p>
          </table:table-cell>
          <table:table-cell office:value-type="float" office:value="1.07824841021885">
            <text:p>1.0782484102</text:p>
          </table:table-cell>
          <table:table-cell office:value-type="float" office:value="0.981539709208512">
            <text:p>0.9815397092</text:p>
          </table:table-cell>
          <table:table-cell office:value-type="float" office:value="0">
            <text:p>0</text:p>
          </table:table-cell>
          <table:table-cell office:value-type="float" office:value="31.7327507809257">
            <text:p>31.7327507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976">
            <text:p>8976</text:p>
          </table:table-cell>
          <table:table-cell office:value-type="float" office:value="12096">
            <text:p>12096</text:p>
          </table:table-cell>
          <table:table-cell office:value-type="float" office:value="18237">
            <text:p>18237</text:p>
          </table:table-cell>
          <table:table-cell office:value-type="float" office:value="78.125">
            <text:p>78.125</text:p>
          </table:table-cell>
          <table:table-cell office:value-type="float" office:value="209.375">
            <text:p>209.375</text:p>
          </table:table-cell>
          <table:table-cell office:value-type="float" office:value="-11.875">
            <text:p>-11.875</text:p>
          </table:table-cell>
          <table:table-cell office:value-type="float" office:value="0.00870376559714795">
            <text:p>0.0087037656</text:p>
          </table:table-cell>
          <table:table-cell office:value-type="float" office:value="0.0173094411375661">
            <text:p>0.0173094411</text:p>
          </table:table-cell>
          <table:table-cell office:value-type="float" office:value="-0.000651148763502769">
            <text:p>-0.0006511488</text:p>
          </table:table-cell>
          <table:table-cell office:value-type="float" office:value="1.03061166043974">
            <text:p>1.0306116604</text:p>
          </table:table-cell>
          <table:table-cell office:value-type="float" office:value="1.06117029281637">
            <text:p>1.0611702928</text:p>
          </table:table-cell>
          <table:table-cell office:value-type="float" office:value="0.997721810357376">
            <text:p>0.99772181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874">
            <text:p>11874</text:p>
          </table:table-cell>
          <table:table-cell office:value-type="float" office:value="16592">
            <text:p>16592</text:p>
          </table:table-cell>
          <table:table-cell office:value-type="float" office:value="-51.375">
            <text:p>-51.375</text:p>
          </table:table-cell>
          <table:table-cell office:value-type="float" office:value="-50.625">
            <text:p>-50.625</text:p>
          </table:table-cell>
          <table:table-cell office:value-type="float" office:value="160">
            <text:p>160</text:p>
          </table:table-cell>
          <table:table-cell office:value-type="float" office:value="-0.00568873878861699">
            <text:p>-0.0056887388</text:p>
          </table:table-cell>
          <table:table-cell office:value-type="float" office:value="-0.00426351692774128">
            <text:p>-0.0042635169</text:p>
          </table:table-cell>
          <table:table-cell office:value-type="float" office:value="0.00964320154291225">
            <text:p>0.0096432015</text:p>
          </table:table-cell>
          <table:table-cell office:value-type="float" office:value="0.980152843267891">
            <text:p>0.9801528433</text:p>
          </table:table-cell>
          <table:table-cell office:value-type="float" office:value="0.985113318803028">
            <text:p>0.9851133188</text:p>
          </table:table-cell>
          <table:table-cell office:value-type="float" office:value="1.03393346841875">
            <text:p>1.03393346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720">
            <text:p>8720</text:p>
          </table:table-cell>
          <table:table-cell office:value-type="float" office:value="11510">
            <text:p>11510</text:p>
          </table:table-cell>
          <table:table-cell office:value-type="float" office:value="17512">
            <text:p>17512</text:p>
          </table:table-cell>
          <table:table-cell office:value-type="float" office:value="219.25">
            <text:p>219.25</text:p>
          </table:table-cell>
          <table:table-cell office:value-type="float" office:value="319.5">
            <text:p>319.5</text:p>
          </table:table-cell>
          <table:table-cell office:value-type="float" office:value="-65.125">
            <text:p>-65.125</text:p>
          </table:table-cell>
          <table:table-cell office:value-type="float" office:value="0.0251433486238532">
            <text:p>0.0251433486</text:p>
          </table:table-cell>
          <table:table-cell office:value-type="float" office:value="0.027758470894874">
            <text:p>0.0277584709</text:p>
          </table:table-cell>
          <table:table-cell office:value-type="float" office:value="-0.00371887848332572">
            <text:p>-0.0037188785</text:p>
          </table:table-cell>
          <table:table-cell office:value-type="float" office:value="1.08924080862433">
            <text:p>1.0892408086</text:p>
          </table:table-cell>
          <table:table-cell office:value-type="float" office:value="1.09866489223665">
            <text:p>1.0986648922</text:p>
          </table:table-cell>
          <table:table-cell office:value-type="float" office:value="0.987011032220421">
            <text:p>0.9870110322</text:p>
          </table:table-cell>
          <table:table-cell office:value-type="float" office:value="27.9129541154836">
            <text:p>27.9129541155</text:p>
          </table:table-cell>
          <table:table-cell office:value-type="float" office:value="25.3156463664163">
            <text:p>25.3156463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8536">
            <text:p>8536</text:p>
          </table:table-cell>
          <table:table-cell office:value-type="float" office:value="11512">
            <text:p>11512</text:p>
          </table:table-cell>
          <table:table-cell office:value-type="float" office:value="18545">
            <text:p>18545</text:p>
          </table:table-cell>
          <table:table-cell office:value-type="float" office:value="-31.375">
            <text:p>-31.375</text:p>
          </table:table-cell>
          <table:table-cell office:value-type="float" office:value="265">
            <text:p>265</text:p>
          </table:table-cell>
          <table:table-cell office:value-type="float" office:value="-65">
            <text:p>-65</text:p>
          </table:table-cell>
          <table:table-cell office:value-type="float" office:value="-0.0036756091846298">
            <text:p>-0.0036756092</text:p>
          </table:table-cell>
          <table:table-cell office:value-type="float" office:value="0.0230194579569145">
            <text:p>0.023019458</text:p>
          </table:table-cell>
          <table:table-cell office:value-type="float" office:value="-0.00350498786734969">
            <text:p>-0.0035049879</text:p>
          </table:table-cell>
          <table:table-cell office:value-type="float" office:value="0.987161847655437">
            <text:p>0.9871618477</text:p>
          </table:table-cell>
          <table:table-cell office:value-type="float" office:value="1.08160669792068">
            <text:p>1.0816066979</text:p>
          </table:table-cell>
          <table:table-cell office:value-type="float" office:value="0.987756620946579">
            <text:p>0.9877566209</text:p>
          </table:table-cell>
          <table:table-cell office:value-type="float" office:value="0">
            <text:p>0</text:p>
          </table:table-cell>
          <table:table-cell office:value-type="float" office:value="30.4566188021179">
            <text:p>30.4566188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954">
            <text:p>8954</text:p>
          </table:table-cell>
          <table:table-cell office:value-type="float" office:value="11770">
            <text:p>11770</text:p>
          </table:table-cell>
          <table:table-cell office:value-type="float" office:value="18129">
            <text:p>18129</text:p>
          </table:table-cell>
          <table:table-cell office:value-type="float" office:value="59.625">
            <text:p>59.625</text:p>
          </table:table-cell>
          <table:table-cell office:value-type="float" office:value="-115.25">
            <text:p>-115.25</text:p>
          </table:table-cell>
          <table:table-cell office:value-type="float" office:value="-46.125">
            <text:p>-46.125</text:p>
          </table:table-cell>
          <table:table-cell office:value-type="float" office:value="0.00665903506812598">
            <text:p>0.0066590351</text:p>
          </table:table-cell>
          <table:table-cell office:value-type="float" office:value="-0.00979184367034834">
            <text:p>-0.0097918437</text:p>
          </table:table-cell>
          <table:table-cell office:value-type="float" office:value="-0.00254426609300017">
            <text:p>-0.0025442661</text:p>
          </table:table-cell>
          <table:table-cell office:value-type="float" office:value="1.0233935345246">
            <text:p>1.0233935345</text:p>
          </table:table-cell>
          <table:table-cell office:value-type="float" office:value="0.965916472350611">
            <text:p>0.9659164724</text:p>
          </table:table-cell>
          <table:table-cell office:value-type="float" office:value="0.991107756322805">
            <text:p>0.99110775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905">
            <text:p>8905</text:p>
          </table:table-cell>
          <table:table-cell office:value-type="float" office:value="11619">
            <text:p>11619</text:p>
          </table:table-cell>
          <table:table-cell office:value-type="float" office:value="17834">
            <text:p>17834</text:p>
          </table:table-cell>
          <table:table-cell office:value-type="float" office:value="-46.75">
            <text:p>-46.75</text:p>
          </table:table-cell>
          <table:table-cell office:value-type="float" office:value="100.5">
            <text:p>100.5</text:p>
          </table:table-cell>
          <table:table-cell office:value-type="float" office:value="-325.25">
            <text:p>-325.25</text:p>
          </table:table-cell>
          <table:table-cell office:value-type="float" office:value="-0.00524985962942167">
            <text:p>-0.0052498596</text:p>
          </table:table-cell>
          <table:table-cell office:value-type="float" office:value="0.00864962561321973">
            <text:p>0.0086496256</text:p>
          </table:table-cell>
          <table:table-cell office:value-type="float" office:value="-0.0182376359762252">
            <text:p>-0.018237636</text:p>
          </table:table-cell>
          <table:table-cell office:value-type="float" office:value="0.981679510908236">
            <text:p>0.9816795109</text:p>
          </table:table-cell>
          <table:table-cell office:value-type="float" office:value="1.03042032905184">
            <text:p>1.0304203291</text:p>
          </table:table-cell>
          <table:table-cell office:value-type="float" office:value="0.936820192360574">
            <text:p>0.93682019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8610">
            <text:p>8610</text:p>
          </table:table-cell>
          <table:table-cell office:value-type="float" office:value="12343">
            <text:p>12343</text:p>
          </table:table-cell>
          <table:table-cell office:value-type="float" office:value="20393">
            <text:p>20393</text:p>
          </table:table-cell>
          <table:table-cell office:value-type="float" office:value="142">
            <text:p>142</text:p>
          </table:table-cell>
          <table:table-cell office:value-type="float" office:value="-63.75">
            <text:p>-63.75</text:p>
          </table:table-cell>
          <table:table-cell office:value-type="float" office:value="-391.25">
            <text:p>-391.25</text:p>
          </table:table-cell>
          <table:table-cell office:value-type="float" office:value="0.0164924506387921">
            <text:p>0.0164924506</text:p>
          </table:table-cell>
          <table:table-cell office:value-type="float" office:value="-0.0051648707769586">
            <text:p>-0.0051648708</text:p>
          </table:table-cell>
          <table:table-cell office:value-type="float" office:value="-0.0191855048300888">
            <text:p>-0.0191855048</text:p>
          </table:table-cell>
          <table:table-cell office:value-type="float" office:value="1.0582566990548">
            <text:p>1.0582566991</text:p>
          </table:table-cell>
          <table:table-cell office:value-type="float" office:value="0.981975237025325">
            <text:p>0.981975237</text:p>
          </table:table-cell>
          <table:table-cell office:value-type="float" office:value="0.933572176942037">
            <text:p>0.9335721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3081">
            <text:p>13081</text:p>
          </table:table-cell>
          <table:table-cell office:value-type="float" office:value="18966">
            <text:p>18966</text:p>
          </table:table-cell>
          <table:table-cell office:value-type="float" office:value="-26.375">
            <text:p>-26.375</text:p>
          </table:table-cell>
          <table:table-cell office:value-type="float" office:value="-281">
            <text:p>-281</text:p>
          </table:table-cell>
          <table:table-cell office:value-type="float" office:value="-344.25">
            <text:p>-344.25</text:p>
          </table:table-cell>
          <table:table-cell office:value-type="float" office:value="-0.00314887774594078">
            <text:p>-0.0031488777</text:p>
          </table:table-cell>
          <table:table-cell office:value-type="float" office:value="-0.0214815381087073">
            <text:p>-0.0214815381</text:p>
          </table:table-cell>
          <table:table-cell office:value-type="float" office:value="-0.0181509016134135">
            <text:p>-0.0181509016</text:p>
          </table:table-cell>
          <table:table-cell office:value-type="float" office:value="0.988998362134083">
            <text:p>0.9889983621</text:p>
          </table:table-cell>
          <table:table-cell office:value-type="float" office:value="0.925719071319375">
            <text:p>0.9257190713</text:p>
          </table:table-cell>
          <table:table-cell office:value-type="float" office:value="0.937117576602637">
            <text:p>0.9371175766</text:p>
          </table:table-cell>
          <table:table-cell office:value-type="float" office:value="0">
            <text:p>0</text:p>
          </table:table-cell>
          <table:table-cell office:value-type="float" office:value="-31.919283353145">
            <text:p>-31.9192833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857">
            <text:p>8857</text:p>
          </table:table-cell>
          <table:table-cell office:value-type="float" office:value="12196">
            <text:p>12196</text:p>
          </table:table-cell>
          <table:table-cell office:value-type="float" office:value="17382">
            <text:p>17382</text:p>
          </table:table-cell>
          <table:table-cell office:value-type="float" office:value="-148.125">
            <text:p>-148.125</text:p>
          </table:table-cell>
          <table:table-cell office:value-type="float" office:value="-106.625">
            <text:p>-106.625</text:p>
          </table:table-cell>
          <table:table-cell office:value-type="float" office:value="-51.25">
            <text:p>-51.25</text:p>
          </table:table-cell>
          <table:table-cell office:value-type="float" office:value="-0.0167240600654849">
            <text:p>-0.0167240601</text:p>
          </table:table-cell>
          <table:table-cell office:value-type="float" office:value="-0.00874262053132174">
            <text:p>-0.0087426205</text:p>
          </table:table-cell>
          <table:table-cell office:value-type="float" office:value="-0.00294845242204579">
            <text:p>-0.0029484524</text:p>
          </table:table-cell>
          <table:table-cell office:value-type="float" office:value="0.942013990373548">
            <text:p>0.9420139904</text:p>
          </table:table-cell>
          <table:table-cell office:value-type="float" office:value="0.969550637631333">
            <text:p>0.9695506376</text:p>
          </table:table-cell>
          <table:table-cell office:value-type="float" office:value="0.989697455531342">
            <text:p>0.98969745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7942">
            <text:p>7942</text:p>
          </table:table-cell>
          <table:table-cell office:value-type="float" office:value="11194">
            <text:p>11194</text:p>
          </table:table-cell>
          <table:table-cell office:value-type="float" office:value="17461">
            <text:p>17461</text:p>
          </table:table-cell>
          <table:table-cell office:value-type="float" office:value="-521.5">
            <text:p>-521.5</text:p>
          </table:table-cell>
          <table:table-cell office:value-type="float" office:value="90.875">
            <text:p>90.875</text:p>
          </table:table-cell>
          <table:table-cell office:value-type="float" office:value="-270.25">
            <text:p>-270.25</text:p>
          </table:table-cell>
          <table:table-cell office:value-type="float" office:value="-0.0656635608159154">
            <text:p>-0.0656635608</text:p>
          </table:table-cell>
          <table:table-cell office:value-type="float" office:value="0.00811818831516884">
            <text:p>0.0081181883</text:p>
          </table:table-cell>
          <table:table-cell office:value-type="float" office:value="-0.0154773495217914">
            <text:p>-0.0154773495</text:p>
          </table:table-cell>
          <table:table-cell office:value-type="float" office:value="0.778628475453586">
            <text:p>0.7786284755</text:p>
          </table:table-cell>
          <table:table-cell office:value-type="float" office:value="1.02854283286687">
            <text:p>1.0285428329</text:p>
          </table:table-cell>
          <table:table-cell office:value-type="float" office:value="0.946298791436241">
            <text:p>0.9462987914</text:p>
          </table:table-cell>
          <table:table-cell office:value-type="float" office:value="-10.2055436658538">
            <text:p>-10.20554366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7020">
            <text:p>7020</text:p>
          </table:table-cell>
          <table:table-cell office:value-type="float" office:value="11402">
            <text:p>11402</text:p>
          </table:table-cell>
          <table:table-cell office:value-type="float" office:value="20018">
            <text:p>20018</text:p>
          </table:table-cell>
          <table:table-cell office:value-type="float" office:value="-424.875">
            <text:p>-424.875</text:p>
          </table:table-cell>
          <table:table-cell office:value-type="float" office:value="-175.625">
            <text:p>-175.625</text:p>
          </table:table-cell>
          <table:table-cell office:value-type="float" office:value="-311.125">
            <text:p>-311.125</text:p>
          </table:table-cell>
          <table:table-cell office:value-type="float" office:value="-0.0605235042735043">
            <text:p>-0.0605235043</text:p>
          </table:table-cell>
          <table:table-cell office:value-type="float" office:value="-0.0154029994737765">
            <text:p>-0.0154029995</text:p>
          </table:table-cell>
          <table:table-cell office:value-type="float" office:value="-0.0155422619642322">
            <text:p>-0.015542262</text:p>
          </table:table-cell>
          <table:table-cell office:value-type="float" office:value="0.795347400399043">
            <text:p>0.7953474004</text:p>
          </table:table-cell>
          <table:table-cell office:value-type="float" office:value="0.946554516531649">
            <text:p>0.9465545165</text:p>
          </table:table-cell>
          <table:table-cell office:value-type="float" office:value="0.946075544462838">
            <text:p>0.9460755445</text:p>
          </table:table-cell>
          <table:table-cell office:value-type="float" office:value="-11.1023492817684">
            <text:p>-11.1023492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7038">
            <text:p>7038</text:p>
          </table:table-cell>
          <table:table-cell office:value-type="float" office:value="11046">
            <text:p>11046</text:p>
          </table:table-cell>
          <table:table-cell office:value-type="float" office:value="18516">
            <text:p>18516</text:p>
          </table:table-cell>
          <table:table-cell office:value-type="float" office:value="-418.125">
            <text:p>-418.125</text:p>
          </table:table-cell>
          <table:table-cell office:value-type="float" office:value="-122.875">
            <text:p>-122.875</text:p>
          </table:table-cell>
          <table:table-cell office:value-type="float" office:value="-185.625">
            <text:p>-185.625</text:p>
          </table:table-cell>
          <table:table-cell office:value-type="float" office:value="-0.0594096334185848">
            <text:p>-0.0594096334</text:p>
          </table:table-cell>
          <table:table-cell office:value-type="float" office:value="-0.0111239362665218">
            <text:p>-0.0111239363</text:p>
          </table:table-cell>
          <table:table-cell office:value-type="float" office:value="-0.0100251134154245">
            <text:p>-0.0100251134</text:p>
          </table:table-cell>
          <table:table-cell office:value-type="float" office:value="0.798984111939097">
            <text:p>0.7989841119</text:p>
          </table:table-cell>
          <table:table-cell office:value-type="float" office:value="0.961308757304974">
            <text:p>0.9613087573</text:p>
          </table:table-cell>
          <table:table-cell office:value-type="float" office:value="0.965109088728039">
            <text:p>0.9651090887</text:p>
          </table:table-cell>
          <table:table-cell office:value-type="float" office:value="-11.3171411069127">
            <text:p>-11.3171411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382">
            <text:p>382</text:p>
          </table:table-cell>
          <table:table-cell office:value-type="float" office:value="6256">
            <text:p>6256</text:p>
          </table:table-cell>
          <table:table-cell office:value-type="float" office:value="10920">
            <text:p>10920</text:p>
          </table:table-cell>
          <table:table-cell office:value-type="float" office:value="16291">
            <text:p>16291</text:p>
          </table:table-cell>
          <table:table-cell office:value-type="float" office:value="-309.375">
            <text:p>-309.375</text:p>
          </table:table-cell>
          <table:table-cell office:value-type="float" office:value="-495.625">
            <text:p>-495.625</text:p>
          </table:table-cell>
          <table:table-cell office:value-type="float" office:value="-249.625">
            <text:p>-249.625</text:p>
          </table:table-cell>
          <table:table-cell office:value-type="float" office:value="-0.0494525255754476">
            <text:p>-0.0494525256</text:p>
          </table:table-cell>
          <table:table-cell office:value-type="float" office:value="-0.0453869047619048">
            <text:p>-0.0453869048</text:p>
          </table:table-cell>
          <table:table-cell office:value-type="float" office:value="-0.015322877662513">
            <text:p>-0.0153228777</text:p>
          </table:table-cell>
          <table:table-cell office:value-type="float" office:value="0.831709442966083">
            <text:p>0.831709443</text:p>
          </table:table-cell>
          <table:table-cell office:value-type="float" office:value="0.845183376736111">
            <text:p>0.8451833767</text:p>
          </table:table-cell>
          <table:table-cell office:value-type="float" office:value="0.946830117717731">
            <text:p>0.9468301177</text:p>
          </table:table-cell>
          <table:table-cell office:value-type="float" office:value="-13.6669131956562">
            <text:p>-13.6669131957</text:p>
          </table:table-cell>
          <table:table-cell office:value-type="float" office:value="-14.9227076070919">
            <text:p>-14.9227076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5888">
            <text:p>5888</text:p>
          </table:table-cell>
          <table:table-cell office:value-type="float" office:value="9942">
            <text:p>9942</text:p>
          </table:table-cell>
          <table:table-cell office:value-type="float" office:value="16722">
            <text:p>16722</text:p>
          </table:table-cell>
          <table:table-cell office:value-type="float" office:value="-69.875">
            <text:p>-69.875</text:p>
          </table:table-cell>
          <table:table-cell office:value-type="float" office:value="-610.75">
            <text:p>-610.75</text:p>
          </table:table-cell>
          <table:table-cell office:value-type="float" office:value="-266.625">
            <text:p>-266.625</text:p>
          </table:table-cell>
          <table:table-cell office:value-type="float" office:value="-0.0118673573369565">
            <text:p>-0.0118673573</text:p>
          </table:table-cell>
          <table:table-cell office:value-type="float" office:value="-0.0614313015489841">
            <text:p>-0.0614313015</text:p>
          </table:table-cell>
          <table:table-cell office:value-type="float" office:value="-0.0159445640473628">
            <text:p>-0.015944564</text:p>
          </table:table-cell>
          <table:table-cell office:value-type="float" office:value="0.958740284294172">
            <text:p>0.9587402843</text:p>
          </table:table-cell>
          <table:table-cell office:value-type="float" office:value="0.79238710200616">
            <text:p>0.792387102</text:p>
          </table:table-cell>
          <table:table-cell office:value-type="float" office:value="0.944692314914645">
            <text:p>0.9446923149</text:p>
          </table:table-cell>
          <table:table-cell office:value-type="float" office:value="0">
            <text:p>0</text:p>
          </table:table-cell>
          <table:table-cell office:value-type="float" office:value="-10.9330544110946">
            <text:p>-10.9330544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6624">
            <text:p>6624</text:p>
          </table:table-cell>
          <table:table-cell office:value-type="float" office:value="11000">
            <text:p>11000</text:p>
          </table:table-cell>
          <table:table-cell office:value-type="float" office:value="19230">
            <text:p>19230</text:p>
          </table:table-cell>
          <table:table-cell office:value-type="float" office:value="69">
            <text:p>69</text:p>
          </table:table-cell>
          <table:table-cell office:value-type="float" office:value="-254">
            <text:p>-254</text:p>
          </table:table-cell>
          <table:table-cell office:value-type="float" office:value="-436.75">
            <text:p>-436.75</text:p>
          </table:table-cell>
          <table:table-cell office:value-type="float" office:value="0.0104166666666667">
            <text:p>0.0104166667</text:p>
          </table:table-cell>
          <table:table-cell office:value-type="float" office:value="-0.0230909090909091">
            <text:p>-0.0230909091</text:p>
          </table:table-cell>
          <table:table-cell office:value-type="float" office:value="-0.0227119084763391">
            <text:p>-0.0227119085</text:p>
          </table:table-cell>
          <table:table-cell office:value-type="float" office:value="1.03667100694444">
            <text:p>1.0366710069</text:p>
          </table:table-cell>
          <table:table-cell office:value-type="float" office:value="0.920226870743802">
            <text:p>0.9202268707</text:p>
          </table:table-cell>
          <table:table-cell office:value-type="float" office:value="0.921519348674623">
            <text:p>0.9215193487</text:p>
          </table:table-cell>
          <table:table-cell office:value-type="float" office:value="0">
            <text:p>0</text:p>
          </table:table-cell>
          <table:table-cell office:value-type="float" office:value="-29.6702619832935">
            <text:p>-29.6702619833</text:p>
          </table:table-cell>
          <table:table-cell office:value-type="float" office:value="-30.1712070895573">
            <text:p>-30.171207089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7038">
            <text:p>7038</text:p>
          </table:table-cell>
          <table:table-cell office:value-type="float" office:value="10404">
            <text:p>10404</text:p>
          </table:table-cell>
          <table:table-cell office:value-type="float" office:value="17946">
            <text:p>17946</text:p>
          </table:table-cell>
          <table:table-cell office:value-type="float" office:value="-418.125">
            <text:p>-418.125</text:p>
          </table:table-cell>
          <table:table-cell office:value-type="float" office:value="131.75">
            <text:p>131.75</text:p>
          </table:table-cell>
          <table:table-cell office:value-type="float" office:value="-497.125">
            <text:p>-497.125</text:p>
          </table:table-cell>
          <table:table-cell office:value-type="float" office:value="-0.0594096334185848">
            <text:p>-0.0594096334</text:p>
          </table:table-cell>
          <table:table-cell office:value-type="float" office:value="0.0126633986928105">
            <text:p>0.0126633987</text:p>
          </table:table-cell>
          <table:table-cell office:value-type="float" office:value="-0.0277011590326535">
            <text:p>-0.027701159</text:p>
          </table:table-cell>
          <table:table-cell office:value-type="float" office:value="0.798984111939097">
            <text:p>0.7989841119</text:p>
          </table:table-cell>
          <table:table-cell office:value-type="float" office:value="1.04463620429108">
            <text:p>1.0446362043</text:p>
          </table:table-cell>
          <table:table-cell office:value-type="float" office:value="0.904549957640747">
            <text:p>0.9045499576</text:p>
          </table:table-cell>
          <table:table-cell office:value-type="float" office:value="-11.3171411069127">
            <text:p>-11.3171411069</text:p>
          </table:table-cell>
          <table:table-cell office:value-type="float" office:value="0">
            <text:p>0</text:p>
          </table:table-cell>
          <table:table-cell office:value-type="float" office:value="-24.6741206963286">
            <text:p>-24.674120696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6256">
            <text:p>6256</text:p>
          </table:table-cell>
          <table:table-cell office:value-type="float" office:value="9464">
            <text:p>9464</text:p>
          </table:table-cell>
          <table:table-cell office:value-type="float" office:value="15704">
            <text:p>15704</text:p>
          </table:table-cell>
          <table:table-cell office:value-type="float" office:value="-309.375">
            <text:p>-309.375</text:p>
          </table:table-cell>
          <table:table-cell office:value-type="float" office:value="-387.75">
            <text:p>-387.75</text:p>
          </table:table-cell>
          <table:table-cell office:value-type="float" office:value="-647">
            <text:p>-647</text:p>
          </table:table-cell>
          <table:table-cell office:value-type="float" office:value="-0.0494525255754476">
            <text:p>-0.0494525256</text:p>
          </table:table-cell>
          <table:table-cell office:value-type="float" office:value="-0.0409710481825866">
            <text:p>-0.0409710482</text:p>
          </table:table-cell>
          <table:table-cell office:value-type="float" office:value="-0.0411996943453897">
            <text:p>-0.0411996943</text:p>
          </table:table-cell>
          <table:table-cell office:value-type="float" office:value="0.831709442966083">
            <text:p>0.831709443</text:p>
          </table:table-cell>
          <table:table-cell office:value-type="float" office:value="0.859891439867739">
            <text:p>0.8598914399</text:p>
          </table:table-cell>
          <table:table-cell office:value-type="float" office:value="0.859128002826877">
            <text:p>0.8591280028</text:p>
          </table:table-cell>
          <table:table-cell office:value-type="float" office:value="-13.6669131956562">
            <text:p>-13.6669131957</text:p>
          </table:table-cell>
          <table:table-cell office:value-type="float" office:value="-16.5689853378955">
            <text:p>-16.5689853379</text:p>
          </table:table-cell>
          <table:table-cell office:value-type="float" office:value="-16.4750817887113">
            <text:p>-16.475081788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5888">
            <text:p>5888</text:p>
          </table:table-cell>
          <table:table-cell office:value-type="float" office:value="9306">
            <text:p>9306</text:p>
          </table:table-cell>
          <table:table-cell office:value-type="float" office:value="13815">
            <text:p>13815</text:p>
          </table:table-cell>
          <table:table-cell office:value-type="float" office:value="-69.875">
            <text:p>-69.875</text:p>
          </table:table-cell>
          <table:table-cell office:value-type="float" office:value="74.25">
            <text:p>74.25</text:p>
          </table:table-cell>
          <table:table-cell office:value-type="float" office:value="-27.875">
            <text:p>-27.875</text:p>
          </table:table-cell>
          <table:table-cell office:value-type="float" office:value="-0.0118673573369565">
            <text:p>-0.0118673573</text:p>
          </table:table-cell>
          <table:table-cell office:value-type="float" office:value="0.00797872340425532">
            <text:p>0.0079787234</text:p>
          </table:table-cell>
          <table:table-cell office:value-type="float" office:value="-0.00201773434672457">
            <text:p>-0.0020177343</text:p>
          </table:table-cell>
          <table:table-cell office:value-type="float" office:value="0.958740284294172">
            <text:p>0.9587402843</text:p>
          </table:table-cell>
          <table:table-cell office:value-type="float" office:value="1.02805030556813">
            <text:p>1.0280503056</text:p>
          </table:table-cell>
          <table:table-cell office:value-type="float" office:value="0.992945909440176">
            <text:p>0.9929459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5958">
            <text:p>5958</text:p>
          </table:table-cell>
          <table:table-cell office:value-type="float" office:value="9210">
            <text:p>9210</text:p>
          </table:table-cell>
          <table:table-cell office:value-type="float" office:value="13770">
            <text:p>13770</text:p>
          </table:table-cell>
          <table:table-cell office:value-type="float" office:value="-625">
            <text:p>-625</text:p>
          </table:table-cell>
          <table:table-cell office:value-type="float" office:value="69.375">
            <text:p>69.375</text:p>
          </table:table-cell>
          <table:table-cell office:value-type="float" office:value="174.375">
            <text:p>174.375</text:p>
          </table:table-cell>
          <table:table-cell office:value-type="float" office:value="-0.104900973481034">
            <text:p>-0.1049009735</text:p>
          </table:table-cell>
          <table:table-cell office:value-type="float" office:value="0.00753257328990228">
            <text:p>0.0075325733</text:p>
          </table:table-cell>
          <table:table-cell office:value-type="float" office:value="0.0126633986928105">
            <text:p>0.0126633987</text:p>
          </table:table-cell>
          <table:table-cell office:value-type="float" office:value="0.654414852721428">
            <text:p>0.6544148527</text:p>
          </table:table-cell>
          <table:table-cell office:value-type="float" office:value="1.02647521624898">
            <text:p>1.0264752162</text:p>
          </table:table-cell>
          <table:table-cell office:value-type="float" office:value="1.04463620429108">
            <text:p>1.0446362043</text:p>
          </table:table-cell>
          <table:table-cell office:value-type="float" office:value="-6.25465989493304">
            <text:p>-6.2546598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5274">
            <text:p>5274</text:p>
          </table:table-cell>
          <table:table-cell office:value-type="float" office:value="9051">
            <text:p>9051</text:p>
          </table:table-cell>
          <table:table-cell office:value-type="float" office:value="14040">
            <text:p>14040</text:p>
          </table:table-cell>
          <table:table-cell office:value-type="float" office:value="-516">
            <text:p>-516</text:p>
          </table:table-cell>
          <table:table-cell office:value-type="float" office:value="-15.75">
            <text:p>-15.75</text:p>
          </table:table-cell>
          <table:table-cell office:value-type="float" office:value="-73.125">
            <text:p>-73.125</text:p>
          </table:table-cell>
          <table:table-cell office:value-type="float" office:value="-0.0978384527872583">
            <text:p>-0.0978384528</text:p>
          </table:table-cell>
          <table:table-cell office:value-type="float" office:value="-0.00174013921113689">
            <text:p>-0.0017401392</text:p>
          </table:table-cell>
          <table:table-cell office:value-type="float" office:value="-0.00520833333333333">
            <text:p>-0.0052083333</text:p>
          </table:table-cell>
          <table:table-cell office:value-type="float" office:value="0.676327246418453">
            <text:p>0.6763272464</text:p>
          </table:table-cell>
          <table:table-cell office:value-type="float" office:value="0.99391544780659">
            <text:p>0.9939154478</text:p>
          </table:table-cell>
          <table:table-cell office:value-type="float" office:value="0.981824001736111">
            <text:p>0.9818240017</text:p>
          </table:table-cell>
          <table:table-cell office:value-type="float" office:value="-6.73208913403008">
            <text:p>-6.732089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60">
            <text:p>260</text:p>
          </table:table-cell>
          <table:table-cell office:value-type="float" office:value="4950">
            <text:p>4950</text:p>
          </table:table-cell>
          <table:table-cell office:value-type="float" office:value="8525">
            <text:p>8525</text:p>
          </table:table-cell>
          <table:table-cell office:value-type="float" office:value="13680">
            <text:p>13680</text:p>
          </table:table-cell>
          <table:table-cell office:value-type="float" office:value="-329.75">
            <text:p>-329.75</text:p>
          </table:table-cell>
          <table:table-cell office:value-type="float" office:value="127.875">
            <text:p>127.875</text:p>
          </table:table-cell>
          <table:table-cell office:value-type="float" office:value="16.875">
            <text:p>16.875</text:p>
          </table:table-cell>
          <table:table-cell office:value-type="float" office:value="-0.0666161616161616">
            <text:p>-0.0666161616</text:p>
          </table:table-cell>
          <table:table-cell office:value-type="float" office:value="0.015">
            <text:p>0.015</text:p>
          </table:table-cell>
          <table:table-cell office:value-type="float" office:value="0.00123355263157895">
            <text:p>0.0012335526</text:p>
          </table:table-cell>
          <table:table-cell office:value-type="float" office:value="0.775541351800837">
            <text:p>0.7755413518</text:p>
          </table:table-cell>
          <table:table-cell office:value-type="float" office:value="1.052941">
            <text:p>1.052941</text:p>
          </table:table-cell>
          <table:table-cell office:value-type="float" office:value="1.00432041664863">
            <text:p>1.0043204166</text:p>
          </table:table-cell>
          <table:table-cell office:value-type="float" office:value="-10.0545350187558">
            <text:p>-10.0545350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5580">
            <text:p>5580</text:p>
          </table:table-cell>
          <table:table-cell office:value-type="float" office:value="9303">
            <text:p>9303</text:p>
          </table:table-cell>
          <table:table-cell office:value-type="float" office:value="14445">
            <text:p>14445</text:p>
          </table:table-cell>
          <table:table-cell office:value-type="float" office:value="-141.625">
            <text:p>-141.625</text:p>
          </table:table-cell>
          <table:table-cell office:value-type="float" office:value="160.125">
            <text:p>160.125</text:p>
          </table:table-cell>
          <table:table-cell office:value-type="float" office:value="303.75">
            <text:p>303.75</text:p>
          </table:table-cell>
          <table:table-cell office:value-type="float" office:value="-0.0253808243727599">
            <text:p>-0.0253808244</text:p>
          </table:table-cell>
          <table:table-cell office:value-type="float" office:value="0.0172121896162528">
            <text:p>0.0172121896</text:p>
          </table:table-cell>
          <table:table-cell office:value-type="float" office:value="0.0210280373831776">
            <text:p>0.0210280374</text:p>
          </table:table-cell>
          <table:table-cell office:value-type="float" office:value="0.912429719737189">
            <text:p>0.9124297197</text:p>
          </table:table-cell>
          <table:table-cell office:value-type="float" office:value="1.0608233322208">
            <text:p>1.0608233322</text:p>
          </table:table-cell>
          <table:table-cell office:value-type="float" office:value="1.07446480041925">
            <text:p>1.0744648004</text:p>
          </table:table-cell>
          <table:table-cell office:value-type="float" office:value="-26.9618180044079">
            <text:p>-26.9618180044</text:p>
          </table:table-cell>
          <table:table-cell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5760">
            <text:p>5760</text:p>
          </table:table-cell>
          <table:table-cell office:value-type="float" office:value="9534">
            <text:p>9534</text:p>
          </table:table-cell>
          <table:table-cell office:value-type="float" office:value="14895">
            <text:p>14895</text:p>
          </table:table-cell>
          <table:table-cell office:value-type="float" office:value="27">
            <text:p>27</text:p>
          </table:table-cell>
          <table:table-cell office:value-type="float" office:value="102.375">
            <text:p>102.375</text:p>
          </table:table-cell>
          <table:table-cell office:value-type="float" office:value="180">
            <text:p>180</text:p>
          </table:table-cell>
          <table:table-cell office:value-type="float" office:value="0.0046875">
            <text:p>0.0046875</text:p>
          </table:table-cell>
          <table:table-cell office:value-type="float" office:value="0.0107378854625551">
            <text:p>0.0107378855</text:p>
          </table:table-cell>
          <table:table-cell office:value-type="float" office:value="0.0120845921450151">
            <text:p>0.0120845921</text:p>
          </table:table-cell>
          <table:table-cell office:value-type="float" office:value="1.01644931640625">
            <text:p>1.0164493164</text:p>
          </table:table-cell>
          <table:table-cell office:value-type="float" office:value="1.03780859139999">
            <text:p>1.0378085914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5796">
            <text:p>5796</text:p>
          </table:table-cell>
          <table:table-cell office:value-type="float" office:value="9225">
            <text:p>9225</text:p>
          </table:table-cell>
          <table:table-cell office:value-type="float" office:value="13680">
            <text:p>13680</text:p>
          </table:table-cell>
          <table:table-cell office:value-type="float" office:value="112.5">
            <text:p>112.5</text:p>
          </table:table-cell>
          <table:table-cell office:value-type="float" office:value="54.375">
            <text:p>54.375</text:p>
          </table:table-cell>
          <table:table-cell office:value-type="float" office:value="16.875">
            <text:p>16.875</text:p>
          </table:table-cell>
          <table:table-cell office:value-type="float" office:value="0.0194099378881988">
            <text:p>0.0194099379</text:p>
          </table:table-cell>
          <table:table-cell office:value-type="float" office:value="0.00589430894308943">
            <text:p>0.0058943089</text:p>
          </table:table-cell>
          <table:table-cell office:value-type="float" office:value="0.00123355263157895">
            <text:p>0.0012335526</text:p>
          </table:table-cell>
          <table:table-cell office:value-type="float" office:value="1.06867320415879">
            <text:p>1.0686732042</text:p>
          </table:table-cell>
          <table:table-cell office:value-type="float" office:value="1.02069817734153">
            <text:p>1.0206981773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6066">
            <text:p>6066</text:p>
          </table:table-cell>
          <table:table-cell office:value-type="float" office:value="9422">
            <text:p>9422</text:p>
          </table:table-cell>
          <table:table-cell office:value-type="float" office:value="14445">
            <text:p>14445</text:p>
          </table:table-cell>
          <table:table-cell office:value-type="float" office:value="85.5">
            <text:p>85.5</text:p>
          </table:table-cell>
          <table:table-cell office:value-type="float" office:value="113.75">
            <text:p>113.75</text:p>
          </table:table-cell>
          <table:table-cell office:value-type="float" office:value="303.75">
            <text:p>303.75</text:p>
          </table:table-cell>
          <table:table-cell office:value-type="float" office:value="0.0140949554896142">
            <text:p>0.0140949555</text:p>
          </table:table-cell>
          <table:table-cell office:value-type="float" office:value="0.012072808320951">
            <text:p>0.0120728083</text:p>
          </table:table-cell>
          <table:table-cell office:value-type="float" office:value="0.0210280373831776">
            <text:p>0.0210280374</text:p>
          </table:table-cell>
          <table:table-cell office:value-type="float" office:value="1.04972173304335">
            <text:p>1.049721733</text:p>
          </table:table-cell>
          <table:table-cell office:value-type="float" office:value="1.04254050441681">
            <text:p>1.0425405044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6">
            <text:p>306</text:p>
          </table:table-cell>
          <table:table-cell office:value-type="float" office:value="6156">
            <text:p>6156</text:p>
          </table:table-cell>
          <table:table-cell office:value-type="float" office:value="9610">
            <text:p>9610</text:p>
          </table:table-cell>
          <table:table-cell office:value-type="float" office:value="14895">
            <text:p>14895</text:p>
          </table:table-cell>
          <table:table-cell office:value-type="float" office:value="33.75">
            <text:p>33.75</text:p>
          </table:table-cell>
          <table:table-cell office:value-type="float" office:value="81.375">
            <text:p>81.375</text:p>
          </table:table-cell>
          <table:table-cell office:value-type="float" office:value="180">
            <text:p>180</text:p>
          </table:table-cell>
          <table:table-cell office:value-type="float" office:value="0.00548245614035088">
            <text:p>0.0054824561</text:p>
          </table:table-cell>
          <table:table-cell office:value-type="float" office:value="0.00846774193548387">
            <text:p>0.0084677419</text:p>
          </table:table-cell>
          <table:table-cell office:value-type="float" office:value="0.0120845921450151">
            <text:p>0.0120845921</text:p>
          </table:table-cell>
          <table:table-cell office:value-type="float" office:value="1.01924750884888">
            <text:p>1.0192475088</text:p>
          </table:table-cell>
          <table:table-cell office:value-type="float" office:value="1.02977763397503">
            <text:p>1.029777634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6174">
            <text:p>6174</text:p>
          </table:table-cell>
          <table:table-cell office:value-type="float" office:value="9750">
            <text:p>9750</text:p>
          </table:table-cell>
          <table:table-cell office:value-type="float" office:value="14400">
            <text:p>14400</text:p>
          </table:table-cell>
          <table:table-cell office:value-type="float" office:value="-23.5">
            <text:p>-23.5</text:p>
          </table:table-cell>
          <table:table-cell table:number-columns-repeated="2" office:value-type="float" office:value="67.5">
            <text:p>67.5</text:p>
          </table:table-cell>
          <table:table-cell office:value-type="float" office:value="-0.00380628441852932">
            <text:p>-0.0038062844</text:p>
          </table:table-cell>
          <table:table-cell office:value-type="float" office:value="0.00692307692307692">
            <text:p>0.0069230769</text:p>
          </table:table-cell>
          <table:table-cell office:value-type="float" office:value="0.0046875">
            <text:p>0.0046875</text:p>
          </table:table-cell>
          <table:table-cell office:value-type="float" office:value="0.986706400625254">
            <text:p>0.9867064006</text:p>
          </table:table-cell>
          <table:table-cell office:value-type="float" office:value="1.02432471005917">
            <text:p>1.0243247101</text:p>
          </table:table-cell>
          <table:table-cell office:value-type="float" office:value="1.01644931640625">
            <text:p>1.0164493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56">
            <text:p>256</text:p>
          </table:table-cell>
          <table:table-cell office:value-type="float" office:value="6050">
            <text:p>6050</text:p>
          </table:table-cell>
          <table:table-cell office:value-type="float" office:value="9604">
            <text:p>9604</text:p>
          </table:table-cell>
          <table:table-cell office:value-type="float" office:value="14490">
            <text:p>14490</text:p>
          </table:table-cell>
          <table:table-cell office:value-type="float" office:value="90.75">
            <text:p>90.75</text:p>
          </table:table-cell>
          <table:table-cell office:value-type="float" office:value="-22.75">
            <text:p>-22.75</text:p>
          </table:table-cell>
          <table:table-cell office:value-type="float" office:value="281.25">
            <text:p>281.25</text:p>
          </table:table-cell>
          <table:table-cell office:value-type="float" office:value="0.015">
            <text:p>0.015</text:p>
          </table:table-cell>
          <table:table-cell office:value-type="float" office:value="-0.00236880466472303">
            <text:p>-0.0023688047</text:p>
          </table:table-cell>
          <table:table-cell office:value-type="float" office:value="0.0194099378881988">
            <text:p>0.0194099379</text:p>
          </table:table-cell>
          <table:table-cell office:value-type="float" office:value="1.052941">
            <text:p>1.052941</text:p>
          </table:table-cell>
          <table:table-cell office:value-type="float" office:value="0.991720181695127">
            <text:p>0.9917201817</text:p>
          </table:table-cell>
          <table:table-cell office:value-type="float" office:value="1.06867320415879">
            <text:p>1.06867320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88">
            <text:p>288</text:p>
          </table:table-cell>
          <table:table-cell office:value-type="float" office:value="5634">
            <text:p>5634</text:p>
          </table:table-cell>
          <table:table-cell office:value-type="float" office:value="9703">
            <text:p>9703</text:p>
          </table:table-cell>
          <table:table-cell office:value-type="float" office:value="15165">
            <text:p>15165</text:p>
          </table:table-cell>
          <table:table-cell office:value-type="float" office:value="32.75">
            <text:p>32.75</text:p>
          </table:table-cell>
          <table:table-cell office:value-type="float" office:value="56.375">
            <text:p>56.375</text:p>
          </table:table-cell>
          <table:table-cell office:value-type="float" office:value="213.75">
            <text:p>213.75</text:p>
          </table:table-cell>
          <table:table-cell office:value-type="float" office:value="0.00581292154774583">
            <text:p>0.0058129215</text:p>
          </table:table-cell>
          <table:table-cell office:value-type="float" office:value="0.00581005874471813">
            <text:p>0.0058100587</text:p>
          </table:table-cell>
          <table:table-cell office:value-type="float" office:value="0.0140949554896142">
            <text:p>0.0140949555</text:p>
          </table:table-cell>
          <table:table-cell office:value-type="float" office:value="1.02041145392867">
            <text:p>1.0204114539</text:p>
          </table:table-cell>
          <table:table-cell office:value-type="float" office:value="1.02040136890044">
            <text:p>1.0204013689</text:p>
          </table:table-cell>
          <table:table-cell office:value-type="float" office:value="1.04972173304335">
            <text:p>1.0497217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5850">
            <text:p>5850</text:p>
          </table:table-cell>
          <table:table-cell office:value-type="float" office:value="9933">
            <text:p>9933</text:p>
          </table:table-cell>
          <table:table-cell office:value-type="float" office:value="15390">
            <text:p>15390</text:p>
          </table:table-cell>
          <table:table-cell office:value-type="float" office:value="-10">
            <text:p>-10</text:p>
          </table:table-cell>
          <table:table-cell office:value-type="float" office:value="70.875">
            <text:p>70.875</text:p>
          </table:table-cell>
          <table:table-cell office:value-type="float" office:value="84.375">
            <text:p>84.375</text:p>
          </table:table-cell>
          <table:table-cell office:value-type="float" office:value="-0.00170940170940171">
            <text:p>-0.0017094017</text:p>
          </table:table-cell>
          <table:table-cell office:value-type="float" office:value="0.00713530655391121">
            <text:p>0.0071353066</text:p>
          </table:table-cell>
          <table:table-cell office:value-type="float" office:value="0.00548245614035088">
            <text:p>0.0054824561</text:p>
          </table:table-cell>
          <table:table-cell office:value-type="float" office:value="0.994022821243334">
            <text:p>0.9940228212</text:p>
          </table:table-cell>
          <table:table-cell office:value-type="float" office:value="1.02507336163394">
            <text:p>1.0250733616</text:p>
          </table:table-cell>
          <table:table-cell office:value-type="float" office:value="1.01924750884888">
            <text:p>1.01924750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5572">
            <text:p>5572</text:p>
          </table:table-cell>
          <table:table-cell office:value-type="float" office:value="9628">
            <text:p>9628</text:p>
          </table:table-cell>
          <table:table-cell office:value-type="float" office:value="15435">
            <text:p>15435</text:p>
          </table:table-cell>
          <table:table-cell office:value-type="float" office:value="-172.25">
            <text:p>-172.25</text:p>
          </table:table-cell>
          <table:table-cell office:value-type="float" office:value="-270.25">
            <text:p>-270.25</text:p>
          </table:table-cell>
          <table:table-cell office:value-type="float" office:value="106.625">
            <text:p>106.625</text:p>
          </table:table-cell>
          <table:table-cell office:value-type="float" office:value="-0.030913496051687">
            <text:p>-0.0309134961</text:p>
          </table:table-cell>
          <table:table-cell office:value-type="float" office:value="-0.0280691732447029">
            <text:p>-0.0280691732</text:p>
          </table:table-cell>
          <table:table-cell office:value-type="float" office:value="0.0069080012957564">
            <text:p>0.0069080013</text:p>
          </table:table-cell>
          <table:table-cell office:value-type="float" office:value="0.893675826525845">
            <text:p>0.8936758265</text:p>
          </table:table-cell>
          <table:table-cell office:value-type="float" office:value="0.903302135477356">
            <text:p>0.9033021355</text:p>
          </table:table-cell>
          <table:table-cell office:value-type="float" office:value="1.02427153667968">
            <text:p>1.0242715367</text:p>
          </table:table-cell>
          <table:table-cell office:value-type="float" office:value="-22.0737669926694">
            <text:p>-22.0737669927</text:p>
          </table:table-cell>
          <table:table-cell office:value-type="float" office:value="-24.3460318732559">
            <text:p>-24.3460318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5679">
            <text:p>5679</text:p>
          </table:table-cell>
          <table:table-cell office:value-type="float" office:value="9814">
            <text:p>9814</text:p>
          </table:table-cell>
          <table:table-cell office:value-type="float" office:value="15435">
            <text:p>15435</text:p>
          </table:table-cell>
          <table:table-cell office:value-type="float" office:value="-71">
            <text:p>-71</text:p>
          </table:table-cell>
          <table:table-cell office:value-type="float" office:value="-100.875">
            <text:p>-100.875</text:p>
          </table:table-cell>
          <table:table-cell office:value-type="float" office:value="417.125">
            <text:p>417.125</text:p>
          </table:table-cell>
          <table:table-cell office:value-type="float" office:value="-0.0125022010917415">
            <text:p>-0.0125022011</text:p>
          </table:table-cell>
          <table:table-cell office:value-type="float" office:value="-0.0102786835133483">
            <text:p>-0.0102786835</text:p>
          </table:table-cell>
          <table:table-cell office:value-type="float" office:value="0.0270246193715581">
            <text:p>0.0270246194</text:p>
          </table:table-cell>
          <table:table-cell office:value-type="float" office:value="0.956548654041896">
            <text:p>0.956548654</text:p>
          </table:table-cell>
          <table:table-cell office:value-type="float" office:value="0.964231684319426">
            <text:p>0.9642316843</text:p>
          </table:table-cell>
          <table:table-cell office:value-type="float" office:value="1.09601761470272">
            <text:p>1.0960176147</text:p>
          </table:table-cell>
          <table:table-cell table:number-columns-repeated="2" office:value-type="float" office:value="0">
            <text:p>0</text:p>
          </table:table-cell>
          <table:table-cell office:value-type="float" office:value="25.9937638786437">
            <text:p>25.993763878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6328">
            <text:p>6328</text:p>
          </table:table-cell>
          <table:table-cell office:value-type="float" office:value="10215">
            <text:p>10215</text:p>
          </table:table-cell>
          <table:table-cell office:value-type="float" office:value="15390">
            <text:p>15390</text:p>
          </table:table-cell>
          <table:table-cell office:value-type="float" office:value="83.625">
            <text:p>83.625</text:p>
          </table:table-cell>
          <table:table-cell office:value-type="float" office:value="109.875">
            <text:p>109.875</text:p>
          </table:table-cell>
          <table:table-cell office:value-type="float" office:value="84.375">
            <text:p>84.375</text:p>
          </table:table-cell>
          <table:table-cell office:value-type="float" office:value="0.0132150758533502">
            <text:p>0.0132150759</text:p>
          </table:table-cell>
          <table:table-cell office:value-type="float" office:value="0.0107562408223201">
            <text:p>0.0107562408</text:p>
          </table:table-cell>
          <table:table-cell office:value-type="float" office:value="0.00548245614035088">
            <text:p>0.0054824561</text:p>
          </table:table-cell>
          <table:table-cell office:value-type="float" office:value="1.04659505641715">
            <text:p>1.0465950564</text:p>
          </table:table-cell>
          <table:table-cell office:value-type="float" office:value="1.03787360844271">
            <text:p>1.0378736084</text:p>
          </table:table-cell>
          <table:table-cell office:value-type="float" office:value="1.01924750884888">
            <text:p>1.01924750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6076">
            <text:p>6076</text:p>
          </table:table-cell>
          <table:table-cell office:value-type="float" office:value="10164">
            <text:p>10164</text:p>
          </table:table-cell>
          <table:table-cell office:value-type="float" office:value="15435">
            <text:p>15435</text:p>
          </table:table-cell>
          <table:table-cell office:value-type="float" office:value="3.75">
            <text:p>3.75</text:p>
          </table:table-cell>
          <table:table-cell office:value-type="float" office:value="315.125">
            <text:p>315.125</text:p>
          </table:table-cell>
          <table:table-cell office:value-type="float" office:value="-182">
            <text:p>-182</text:p>
          </table:table-cell>
          <table:table-cell office:value-type="float" office:value="0.000617182356813693">
            <text:p>0.0006171824</text:p>
          </table:table-cell>
          <table:table-cell office:value-type="float" office:value="0.0310040338449429">
            <text:p>0.0310040338</text:p>
          </table:table-cell>
          <table:table-cell office:value-type="float" office:value="-0.0117913832199546">
            <text:p>-0.0117913832</text:p>
          </table:table-cell>
          <table:table-cell office:value-type="float" office:value="1.00216088484041">
            <text:p>1.0021608848</text:p>
          </table:table-cell>
          <table:table-cell office:value-type="float" office:value="1.11039816868203">
            <text:p>1.1103981687</text:p>
          </table:table-cell>
          <table:table-cell office:value-type="float" office:value="0.959002670697909">
            <text:p>0.9590026707</text:p>
          </table:table-cell>
          <table:table-cell office:value-type="float" office:value="0">
            <text:p>0</text:p>
          </table:table-cell>
          <table:table-cell office:value-type="float" office:value="22.7014872843673">
            <text:p>22.7014872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4796">
            <text:p>4796</text:p>
          </table:table-cell>
          <table:table-cell office:value-type="float" office:value="9261">
            <text:p>9261</text:p>
          </table:table-cell>
          <table:table-cell office:value-type="float" office:value="15476">
            <text:p>15476</text:p>
          </table:table-cell>
          <table:table-cell office:value-type="float" office:value="155.375">
            <text:p>155.375</text:p>
          </table:table-cell>
          <table:table-cell office:value-type="float" office:value="38.25">
            <text:p>38.25</text:p>
          </table:table-cell>
          <table:table-cell office:value-type="float" office:value="859.5">
            <text:p>859.5</text:p>
          </table:table-cell>
          <table:table-cell office:value-type="float" office:value="0.0323967889908257">
            <text:p>0.032396789</text:p>
          </table:table-cell>
          <table:table-cell office:value-type="float" office:value="0.00413022351797862">
            <text:p>0.0041302235</text:p>
          </table:table-cell>
          <table:table-cell office:value-type="float" office:value="0.0555376066166968">
            <text:p>0.0555376066</text:p>
          </table:table-cell>
          <table:table-cell office:value-type="float" office:value="1.11544588326425">
            <text:p>1.1154458833</text:p>
          </table:table-cell>
          <table:table-cell office:value-type="float" office:value="1.01448921745569">
            <text:p>1.0144892175</text:p>
          </table:table-cell>
          <table:table-cell office:value-type="float" office:value="1.20042709762591">
            <text:p>1.2004270976</text:p>
          </table:table-cell>
          <table:table-cell office:value-type="float" office:value="21.7402838923162">
            <text:p>21.7402838923</text:p>
          </table:table-cell>
          <table:table-cell office:value-type="float" office:value="0">
            <text:p>0</text:p>
          </table:table-cell>
          <table:table-cell office:value-type="float" office:value="12.8241331992217">
            <text:p>12.824133199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4">
            <text:p>4</text:p>
          </table:table-cell>
          <table:table-cell office:value-type="float" office:value="310">
            <text:p>310</text:p>
          </table:table-cell>
          <table:table-cell table:number-columns-repeated="2" office:value-type="float" office:value="637">
            <text:p>637</text:p>
          </table:table-cell>
          <table:table-cell office:value-type="float" office:value="5606">
            <text:p>5606</text:p>
          </table:table-cell>
          <table:table-cell office:value-type="float" office:value="10341">
            <text:p>10341</text:p>
          </table:table-cell>
          <table:table-cell office:value-type="float" office:value="18088">
            <text:p>18088</text:p>
          </table:table-cell>
          <table:table-cell office:value-type="float" office:value="330.25">
            <text:p>330.25</text:p>
          </table:table-cell>
          <table:table-cell office:value-type="float" office:value="609.125">
            <text:p>609.125</text:p>
          </table:table-cell>
          <table:table-cell office:value-type="float" office:value="1456">
            <text:p>1456</text:p>
          </table:table-cell>
          <table:table-cell office:value-type="float" office:value="0.0589100963253657">
            <text:p>0.0589100963</text:p>
          </table:table-cell>
          <table:table-cell office:value-type="float" office:value="0.0589038777681075">
            <text:p>0.0589038778</text:p>
          </table:table-cell>
          <table:table-cell office:value-type="float" office:value="0.0804953560371517">
            <text:p>0.080495356</text:p>
          </table:table-cell>
          <table:table-cell office:value-type="float" office:value="1.21298732005894">
            <text:p>1.2129873201</text:p>
          </table:table-cell>
          <table:table-cell office:value-type="float" office:value="1.21296411914797">
            <text:p>1.2129641191</text:p>
          </table:table-cell>
          <table:table-cell office:value-type="float" office:value="1.29443357072338">
            <text:p>1.2944335707</text:p>
          </table:table-cell>
          <table:table-cell office:value-type="float" office:value="12.1094539569066">
            <text:p>12.1094539569</text:p>
          </table:table-cell>
          <table:table-cell office:value-type="float" office:value="12.1106964673344">
            <text:p>12.1106964673</text:p>
          </table:table-cell>
          <table:table-cell office:value-type="float" office:value="8.95312284866085">
            <text:p>8.953122848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6303">
            <text:p>6303</text:p>
          </table:table-cell>
          <table:table-cell office:value-type="float" office:value="11136">
            <text:p>11136</text:p>
          </table:table-cell>
          <table:table-cell office:value-type="float" office:value="20339">
            <text:p>20339</text:p>
          </table:table-cell>
          <table:table-cell office:value-type="float" office:value="284.714285714286">
            <text:p>284.7142857143</text:p>
          </table:table-cell>
          <table:table-cell office:value-type="float" office:value="982.285714285714">
            <text:p>982.2857142857</text:p>
          </table:table-cell>
          <table:table-cell office:value-type="float" office:value="1748.85714285714">
            <text:p>1748.8571428571</text:p>
          </table:table-cell>
          <table:table-cell office:value-type="float" office:value="0.045171233652909">
            <text:p>0.0451712337</text:p>
          </table:table-cell>
          <table:table-cell office:value-type="float" office:value="0.0882081280788177">
            <text:p>0.0882081281</text:p>
          </table:table-cell>
          <table:table-cell office:value-type="float" office:value="0.0859854045359724">
            <text:p>0.0859854045</text:p>
          </table:table-cell>
          <table:table-cell office:value-type="float" office:value="1.16209858087064">
            <text:p>1.1620985809</text:p>
          </table:table-cell>
          <table:table-cell office:value-type="float" office:value="1.32397856903983">
            <text:p>1.323978569</text:p>
          </table:table-cell>
          <table:table-cell office:value-type="float" office:value="1.3154401558706">
            <text:p>1.3154401559</text:p>
          </table:table-cell>
          <table:table-cell office:value-type="float" office:value="15.688902152496">
            <text:p>15.6889021525</text:p>
          </table:table-cell>
          <table:table-cell office:value-type="float" office:value="8.19977879563241">
            <text:p>8.1997787956</text:p>
          </table:table-cell>
          <table:table-cell office:value-type="float" office:value="8.4030284935114">
            <text:p>8.403028493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5880">
            <text:p>5880</text:p>
          </table:table-cell>
          <table:table-cell office:value-type="float" office:value="10981">
            <text:p>10981</text:p>
          </table:table-cell>
          <table:table-cell office:value-type="float" office:value="21622">
            <text:p>21622</text:p>
          </table:table-cell>
          <table:table-cell office:value-type="float" office:value="374.166666666667">
            <text:p>374.1666666667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0.0636337868480726">
            <text:p>0.0636337868</text:p>
          </table:table-cell>
          <table:table-cell office:value-type="float" office:value="0.0411620071031782">
            <text:p>0.0411620071</text:p>
          </table:table-cell>
          <table:table-cell office:value-type="float" office:value="0">
            <text:p>0</text:p>
          </table:table-cell>
          <table:table-cell office:value-type="float" office:value="1.23065480127236">
            <text:p>1.2306548013</text:p>
          </table:table-cell>
          <table:table-cell office:value-type="float" office:value="1.1473878740855">
            <text:p>1.1473878741</text:p>
          </table:table-cell>
          <table:table-cell office:value-type="float" office:value="1.22">
            <text:p>1.22</text:p>
          </table:table-cell>
          <table:table-cell office:value-type="float" office:value="11.2357643069209">
            <text:p>11.2357643069</text:p>
          </table:table-cell>
          <table:table-cell office:value-type="float" office:value="17.183733031452">
            <text:p>17.1837330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6502">
            <text:p>6502</text:p>
          </table:table-cell>
          <table:table-cell office:value-type="float" office:value="12040">
            <text:p>12040</text:p>
          </table:table-cell>
          <table:table-cell office:value-type="float" office:value="22986">
            <text:p>22986</text:p>
          </table:table-cell>
          <table:table-cell office:value-type="float" office:value="0">
            <text:p>0</text:p>
          </table:table-cell>
          <table:table-cell office:value-type="float" office:value="1245.4">
            <text:p>1245.4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43853820598">
            <text:p>0.1034385382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38300596484586">
            <text:p>1.3830059648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7.04194241644254">
            <text:p>7.0419424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6604">
            <text:p>6604</text:p>
          </table:table-cell>
          <table:table-cell office:value-type="float" office:value="13811">
            <text:p>13811</text:p>
          </table:table-cell>
          <table:table-cell office:value-type="float" office:value="26850">
            <text:p>26850</text:p>
          </table:table-cell>
          <table:table-cell office:value-type="float" office:value="0">
            <text:p>0</text:p>
          </table:table-cell>
          <table:table-cell office:value-type="float" office:value="764.75">
            <text:p>764.75</text:p>
          </table:table-cell>
          <table:table-cell office:value-type="float" office:value="2190.5">
            <text:p>2190.5</text:p>
          </table:table-cell>
          <table:table-cell office:value-type="float" office:value="0">
            <text:p>0</text:p>
          </table:table-cell>
          <table:table-cell office:value-type="float" office:value="0.0553725291434364">
            <text:p>0.0553725291</text:p>
          </table:table-cell>
          <table:table-cell office:value-type="float" office:value="0.0815828677839851">
            <text:p>0.0815828678</text:p>
          </table:table-cell>
          <table:table-cell office:value-type="float" office:value="1.06">
            <text:p>1.06</text:p>
          </table:table-cell>
          <table:table-cell office:value-type="float" office:value="1.19981344129016">
            <text:p>1.1998134413</text:p>
          </table:table-cell>
          <table:table-cell office:value-type="float" office:value="1.29858533530303">
            <text:p>1.2985853353</text:p>
          </table:table-cell>
          <table:table-cell office:value-type="float" office:value="0">
            <text:p>0</text:p>
          </table:table-cell>
          <table:table-cell office:value-type="float" office:value="12.861349840368">
            <text:p>12.8613498404</text:p>
          </table:table-cell>
          <table:table-cell office:value-type="float" office:value="8.83827857249405">
            <text:p>8.838278572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6708">
            <text:p>6708</text:p>
          </table:table-cell>
          <table:table-cell office:value-type="float" office:value="14466">
            <text:p>14466</text:p>
          </table:table-cell>
          <table:table-cell office:value-type="float" office:value="29568">
            <text:p>29568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5">
            <text:p>5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6813">
            <text:p>6813</text:p>
          </table:table-cell>
          <table:table-cell office:value-type="float" office:value="15000">
            <text:p>15000</text:p>
          </table:table-cell>
          <table:table-cell office:value-type="float" office:value="32561">
            <text:p>32561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0.99">
            <text:p>0.99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92">
            <text:p>92</text:p>
          </table:table-cell>
          <table:table-cell office:value-type="float" office:value="4106.25">
            <text:p>4106.25</text:p>
          </table:table-cell>
          <table:table-cell office:value-type="float" office:value="22397">
            <text:p>22397</text:p>
          </table:table-cell>
          <table:table-cell office:value-type="float" office:value="13.245">
            <text:p>13.24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13">
            <text:p>313</text:p>
          </table:table-cell>
          <table:table-cell office:value-type="float" office:value="664">
            <text:p>664</text:p>
          </table:table-cell>
          <table:table-cell office:value-type="float" office:value="6920">
            <text:p>6920</text:p>
          </table:table-cell>
          <table:table-cell office:value-type="float" office:value="15810">
            <text:p>15810</text:p>
          </table:table-cell>
          <table:table-cell office:value-type="float" office:value="35857">
            <text:p>35857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8">
            <text:p>88</text:p>
          </table:table-cell>
          <table:table-cell office:value-type="float" office:value="4134.66666666667">
            <text:p>4134.6666666667</text:p>
          </table:table-cell>
          <table:table-cell office:value-type="float" office:value="22911">
            <text:p>22911</text:p>
          </table:table-cell>
          <table:table-cell office:value-type="float" office:value="13.1">
            <text:p>13.1</text:p>
          </table:table-cell>
          <table:table-cell table:number-columns-repeated="3"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462">
            <text:p>462</text:p>
          </table:table-cell>
          <table:table-cell office:value-type="float" office:value="681">
            <text:p>681</text:p>
          </table:table-cell>
          <table:table-cell office:value-type="float" office:value="7028">
            <text:p>7028</text:p>
          </table:table-cell>
          <table:table-cell office:value-type="float" office:value="16433">
            <text:p>16433</text:p>
          </table:table-cell>
          <table:table-cell office:value-type="float" office:value="39487">
            <text:p>39487</text:p>
          </table:table-cell>
          <table:table-cell table:number-columns-repeated="6"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25">
            <text:p>1.25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1.06">
            <text:p>1.06</text:p>
          </table:table-cell>
          <table:table-cell office:value-type="float" office:value="1.25">
            <text:p>1.25</text:p>
          </table:table-cell>
          <table:table-cell office:value-type="float" office:value="1.36">
            <text:p>1.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.9">
            <text:p>15.9</text:p>
          </table:table-cell>
          <table:table-cell office:value-type="float" office:value="17.2">
            <text:p>17.2</text:p>
          </table:table-cell>
          <table:table-cell office:value-type="float" office:value="30.4">
            <text:p>30.4</text:p>
          </table:table-cell>
          <table:table-cell office:value-type="float" office:value="15743">
            <text:p>15743</text:p>
          </table:table-cell>
          <table:table-cell office:value-type="float" office:value="16875">
            <text:p>16875</text:p>
          </table:table-cell>
          <table:table-cell office:value-type="float" office:value="17730">
            <text:p>177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3:20.35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1078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9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715">
                <text:p>13715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530">
                <text:p>1053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872">
                <text:p>108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226">
                <text:p>14226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748">
                <text:p>14748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455">
                <text:p>10455</text:p>
              </table:table-cell>
              <table:table-cell office:value-type="float" office:value="14571">
                <text:p>14571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702">
                <text:p>10702</text:p>
              </table:table-cell>
              <table:table-cell office:value-type="float" office:value="13898">
                <text:p>13898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714">
                <text:p>10714</text:p>
              </table:table-cell>
              <table:table-cell office:value-type="float" office:value="13894">
                <text:p>13894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480">
                <text:p>10480</text:p>
              </table:table-cell>
              <table:table-cell office:value-type="float" office:value="13638">
                <text:p>13638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455">
                <text:p>10455</text:p>
              </table:table-cell>
              <table:table-cell office:value-type="float" office:value="13564">
                <text:p>13564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847">
                <text:p>10847</text:p>
              </table:table-cell>
              <table:table-cell office:value-type="float" office:value="13898">
                <text:p>13898</text:p>
              </table:table-cell>
              <table:table-cell office:value-type="float" office:value="18976">
                <text:p>1897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764">
                <text:p>10764</text:p>
              </table:table-cell>
              <table:table-cell office:value-type="float" office:value="14028">
                <text:p>14028</text:p>
              </table:table-cell>
              <table:table-cell office:value-type="float" office:value="19329">
                <text:p>1932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392">
                <text:p>10392</text:p>
              </table:table-cell>
              <table:table-cell office:value-type="float" office:value="13385">
                <text:p>13385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767">
                <text:p>9767</text:p>
              </table:table-cell>
              <table:table-cell office:value-type="float" office:value="13596">
                <text:p>13596</text:p>
              </table:table-cell>
              <table:table-cell office:value-type="float" office:value="19715">
                <text:p>1971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660">
                <text:p>9660</text:p>
              </table:table-cell>
              <table:table-cell office:value-type="float" office:value="13660">
                <text:p>13660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97">
                <text:p>9397</text:p>
              </table:table-cell>
              <table:table-cell office:value-type="float" office:value="13516">
                <text:p>13516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11">
                <text:p>9811</text:p>
              </table:table-cell>
              <table:table-cell office:value-type="float" office:value="13135">
                <text:p>13135</text:p>
              </table:table-cell>
              <table:table-cell office:value-type="float" office:value="18024">
                <text:p>1802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758">
                <text:p>9758</text:p>
              </table:table-cell>
              <table:table-cell office:value-type="float" office:value="12922">
                <text:p>12922</text:p>
              </table:table-cell>
              <table:table-cell office:value-type="float" office:value="18064">
                <text:p>1806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57">
                <text:p>9557</text:p>
              </table:table-cell>
              <table:table-cell office:value-type="float" office:value="13768">
                <text:p>13768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15">
                <text:p>9415</text:p>
              </table:table-cell>
              <table:table-cell office:value-type="float" office:value="12637">
                <text:p>12637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00">
                <text:p>8700</text:p>
              </table:table-cell>
              <table:table-cell office:value-type="float" office:value="12398">
                <text:p>12398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484">
                <text:p>8484</text:p>
              </table:table-cell>
              <table:table-cell office:value-type="float" office:value="12247">
                <text:p>12247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458">
                <text:p>8458</text:p>
              </table:table-cell>
              <table:table-cell office:value-type="float" office:value="12220">
                <text:p>12220</text:p>
              </table:table-cell>
              <table:table-cell office:value-type="float" office:value="18498">
                <text:p>1849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958">
                <text:p>11958</text:p>
              </table:table-cell>
              <table:table-cell office:value-type="float" office:value="17022">
                <text:p>1702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288">
                <text:p>11288</text:p>
              </table:table-cell>
              <table:table-cell office:value-type="float" office:value="16492">
                <text:p>1649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096">
                <text:p>12096</text:p>
              </table:table-cell>
              <table:table-cell office:value-type="float" office:value="17441">
                <text:p>1744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82">
                <text:p>8082</text:p>
              </table:table-cell>
              <table:table-cell office:value-type="float" office:value="11570">
                <text:p>11570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78">
                <text:p>8178</text:p>
              </table:table-cell>
              <table:table-cell office:value-type="float" office:value="10618">
                <text:p>10618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766">
                <text:p>10766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00">
                <text:p>8000</text:p>
              </table:table-cell>
              <table:table-cell office:value-type="float" office:value="10655">
                <text:p>10655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40">
                <text:p>7940</text:p>
              </table:table-cell>
              <table:table-cell office:value-type="float" office:value="10478">
                <text:p>10478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040">
                <text:p>8040</text:p>
              </table:table-cell>
              <table:table-cell office:value-type="float" office:value="10514">
                <text:p>10514</text:p>
              </table:table-cell>
              <table:table-cell office:value-type="float" office:value="15743">
                <text:p>1574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715">
                <text:p>7715</text:p>
              </table:table-cell>
              <table:table-cell office:value-type="float" office:value="10830">
                <text:p>10830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4">
                <text:p>7844</text:p>
              </table:table-cell>
              <table:table-cell office:value-type="float" office:value="11775">
                <text:p>11775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40">
                <text:p>7940</text:p>
              </table:table-cell>
              <table:table-cell office:value-type="float" office:value="10970">
                <text:p>10970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63">
                <text:p>11263</text:p>
              </table:table-cell>
              <table:table-cell office:value-type="float" office:value="16459">
                <text:p>1645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62">
                <text:p>7462</text:p>
              </table:table-cell>
              <table:table-cell office:value-type="float" office:value="11852">
                <text:p>11852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36">
                <text:p>11936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01">
                <text:p>7701</text:p>
              </table:table-cell>
              <table:table-cell office:value-type="float" office:value="11617">
                <text:p>11617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581">
                <text:p>11581</text:p>
              </table:table-cell>
              <table:table-cell office:value-type="float" office:value="19187">
                <text:p>1918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76">
                <text:p>8976</text:p>
              </table:table-cell>
              <table:table-cell office:value-type="float" office:value="12096">
                <text:p>12096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874">
                <text:p>11874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20">
                <text:p>8720</text:p>
              </table:table-cell>
              <table:table-cell office:value-type="float" office:value="11510">
                <text:p>11510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536">
                <text:p>8536</text:p>
              </table:table-cell>
              <table:table-cell office:value-type="float" office:value="11512">
                <text:p>11512</text:p>
              </table:table-cell>
              <table:table-cell office:value-type="float" office:value="18545">
                <text:p>1854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954">
                <text:p>8954</text:p>
              </table:table-cell>
              <table:table-cell office:value-type="float" office:value="11770">
                <text:p>11770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905">
                <text:p>8905</text:p>
              </table:table-cell>
              <table:table-cell office:value-type="float" office:value="11619">
                <text:p>11619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610">
                <text:p>8610</text:p>
              </table:table-cell>
              <table:table-cell office:value-type="float" office:value="12343">
                <text:p>12343</text:p>
              </table:table-cell>
              <table:table-cell office:value-type="float" office:value="20393">
                <text:p>2039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3081">
                <text:p>13081</text:p>
              </table:table-cell>
              <table:table-cell office:value-type="float" office:value="18966">
                <text:p>1896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857">
                <text:p>8857</text:p>
              </table:table-cell>
              <table:table-cell office:value-type="float" office:value="12196">
                <text:p>12196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942">
                <text:p>7942</text:p>
              </table:table-cell>
              <table:table-cell office:value-type="float" office:value="11194">
                <text:p>11194</text:p>
              </table:table-cell>
              <table:table-cell office:value-type="float" office:value="17461">
                <text:p>174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020">
                <text:p>7020</text:p>
              </table:table-cell>
              <table:table-cell office:value-type="float" office:value="11402">
                <text:p>11402</text:p>
              </table:table-cell>
              <table:table-cell office:value-type="float" office:value="20018">
                <text:p>2001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038">
                <text:p>7038</text:p>
              </table:table-cell>
              <table:table-cell office:value-type="float" office:value="11046">
                <text:p>11046</text:p>
              </table:table-cell>
              <table:table-cell office:value-type="float" office:value="18516">
                <text:p>1851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6256">
                <text:p>6256</text:p>
              </table:table-cell>
              <table:table-cell office:value-type="float" office:value="10920">
                <text:p>10920</text:p>
              </table:table-cell>
              <table:table-cell office:value-type="float" office:value="16291">
                <text:p>1629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888">
                <text:p>5888</text:p>
              </table:table-cell>
              <table:table-cell office:value-type="float" office:value="9942">
                <text:p>9942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624">
                <text:p>6624</text:p>
              </table:table-cell>
              <table:table-cell office:value-type="float" office:value="11000">
                <text:p>11000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038">
                <text:p>7038</text:p>
              </table:table-cell>
              <table:table-cell office:value-type="float" office:value="10404">
                <text:p>10404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6256">
                <text:p>6256</text:p>
              </table:table-cell>
              <table:table-cell office:value-type="float" office:value="9464">
                <text:p>9464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888">
                <text:p>5888</text:p>
              </table:table-cell>
              <table:table-cell office:value-type="float" office:value="9306">
                <text:p>9306</text:p>
              </table:table-cell>
              <table:table-cell office:value-type="float" office:value="13815">
                <text:p>1381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958">
                <text:p>5958</text:p>
              </table:table-cell>
              <table:table-cell office:value-type="float" office:value="9210">
                <text:p>9210</text:p>
              </table:table-cell>
              <table:table-cell office:value-type="float" office:value="13770">
                <text:p>1377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274">
                <text:p>5274</text:p>
              </table:table-cell>
              <table:table-cell office:value-type="float" office:value="9051">
                <text:p>9051</text:p>
              </table:table-cell>
              <table:table-cell office:value-type="float" office:value="14040">
                <text:p>1404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950">
                <text:p>4950</text:p>
              </table:table-cell>
              <table:table-cell office:value-type="float" office:value="8525">
                <text:p>8525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5580">
                <text:p>5580</text:p>
              </table:table-cell>
              <table:table-cell office:value-type="float" office:value="9303">
                <text:p>9303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760">
                <text:p>5760</text:p>
              </table:table-cell>
              <table:table-cell office:value-type="float" office:value="9534">
                <text:p>9534</text:p>
              </table:table-cell>
              <table:table-cell office:value-type="float" office:value="14895">
                <text:p>1489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5796">
                <text:p>5796</text:p>
              </table:table-cell>
              <table:table-cell office:value-type="float" office:value="9225">
                <text:p>9225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066">
                <text:p>6066</text:p>
              </table:table-cell>
              <table:table-cell office:value-type="float" office:value="9422">
                <text:p>9422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156">
                <text:p>6156</text:p>
              </table:table-cell>
              <table:table-cell office:value-type="float" office:value="9610">
                <text:p>9610</text:p>
              </table:table-cell>
              <table:table-cell office:value-type="float" office:value="14895">
                <text:p>1489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174">
                <text:p>6174</text:p>
              </table:table-cell>
              <table:table-cell office:value-type="float" office:value="9750">
                <text:p>975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050">
                <text:p>6050</text:p>
              </table:table-cell>
              <table:table-cell office:value-type="float" office:value="9604">
                <text:p>9604</text:p>
              </table:table-cell>
              <table:table-cell office:value-type="float" office:value="14490">
                <text:p>1449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634">
                <text:p>5634</text:p>
              </table:table-cell>
              <table:table-cell office:value-type="float" office:value="9703">
                <text:p>9703</text:p>
              </table:table-cell>
              <table:table-cell office:value-type="float" office:value="15165">
                <text:p>1516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5850">
                <text:p>5850</text:p>
              </table:table-cell>
              <table:table-cell office:value-type="float" office:value="9933">
                <text:p>9933</text:p>
              </table:table-cell>
              <table:table-cell office:value-type="float" office:value="15390">
                <text:p>1539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572">
                <text:p>5572</text:p>
              </table:table-cell>
              <table:table-cell office:value-type="float" office:value="9628">
                <text:p>9628</text:p>
              </table:table-cell>
              <table:table-cell office:value-type="float" office:value="15435">
                <text:p>1543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5679">
                <text:p>5679</text:p>
              </table:table-cell>
              <table:table-cell office:value-type="float" office:value="9814">
                <text:p>9814</text:p>
              </table:table-cell>
              <table:table-cell office:value-type="float" office:value="15435">
                <text:p>1543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6328">
                <text:p>6328</text:p>
              </table:table-cell>
              <table:table-cell office:value-type="float" office:value="10215">
                <text:p>10215</text:p>
              </table:table-cell>
              <table:table-cell office:value-type="float" office:value="15390">
                <text:p>1539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6076">
                <text:p>6076</text:p>
              </table:table-cell>
              <table:table-cell office:value-type="float" office:value="10164">
                <text:p>10164</text:p>
              </table:table-cell>
              <table:table-cell office:value-type="float" office:value="15435">
                <text:p>1543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4796">
                <text:p>4796</text:p>
              </table:table-cell>
              <table:table-cell office:value-type="float" office:value="9261">
                <text:p>9261</text:p>
              </table:table-cell>
              <table:table-cell office:value-type="float" office:value="15476">
                <text:p>1547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606">
                <text:p>5606</text:p>
              </table:table-cell>
              <table:table-cell office:value-type="float" office:value="10341">
                <text:p>10341</text:p>
              </table:table-cell>
              <table:table-cell office:value-type="float" office:value="18088">
                <text:p>1808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6303">
                <text:p>6303</text:p>
              </table:table-cell>
              <table:table-cell office:value-type="float" office:value="11136">
                <text:p>11136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5880">
                <text:p>5880</text:p>
              </table:table-cell>
              <table:table-cell office:value-type="float" office:value="10981">
                <text:p>10981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6502">
                <text:p>6502</text:p>
              </table:table-cell>
              <table:table-cell office:value-type="float" office:value="12040">
                <text:p>12040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6604">
                <text:p>6604</text:p>
              </table:table-cell>
              <table:table-cell office:value-type="float" office:value="13811">
                <text:p>13811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6708">
                <text:p>6708</text:p>
              </table:table-cell>
              <table:table-cell office:value-type="float" office:value="14466">
                <text:p>14466</text:p>
              </table:table-cell>
              <table:table-cell office:value-type="float" office:value="29568">
                <text:p>2956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6813">
                <text:p>6813</text:p>
              </table:table-cell>
              <table:table-cell office:value-type="float" office:value="15000">
                <text:p>15000</text:p>
              </table:table-cell>
              <table:table-cell office:value-type="float" office:value="32561">
                <text:p>3256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6920">
                <text:p>6920</text:p>
              </table:table-cell>
              <table:table-cell office:value-type="float" office:value="15810">
                <text:p>15810</text:p>
              </table:table-cell>
              <table:table-cell office:value-type="float" office:value="35857">
                <text:p>3585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7028">
                <text:p>7028</text:p>
              </table:table-cell>
              <table:table-cell office:value-type="float" office:value="16433">
                <text:p>16433</text:p>
              </table:table-cell>
              <table:table-cell office:value-type="float" office:value="39487">
                <text:p>3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22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06.25">
                <text:p>4106.2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134.66666666667">
                <text:p>413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3cm" svg:y="1.404cm" svg:width="31.12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245">
                <text:p>13.24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57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4872145507449">
                <text:p>0.96487214550744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61941814892487">
                <text:p>0.86194181489248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1547641650711">
                <text:p>1.0154764165071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9013650582958">
                <text:p>0.98901365058295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625152229098">
                <text:p>1.0062515222909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0268889290378">
                <text:p>0.97026888929037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91449814512">
                <text:p>1.00914498145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9186036971098">
                <text:p>0.97918603697109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0413206742139">
                <text:p>0.93041320674213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70268889290378">
                <text:p>0.97026888929037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3917595354451">
                <text:p>0.98391759535445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0244444135903">
                <text:p>0.94024444413590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7399803935426">
                <text:p>0.92739980393542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923762489576">
                <text:p>1.0092376248957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2169732680551">
                <text:p>1.0216973268055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72245596992173">
                <text:p>0.97224559699217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6663077446888">
                <text:p>0.9566630774468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550532647099">
                <text:p>0.94055053264709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1945903369123">
                <text:p>0.9819459033691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0447845287037">
                <text:p>0.94044784528703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27381661933142">
                <text:p>0.92738166193314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00659450472917">
                <text:p>1.0065945047291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9713269174452">
                <text:p>0.93971326917445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450254312263">
                <text:p>0.9345025431226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5900128734782">
                <text:p>0.95590012873478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1244166245222">
                <text:p>0.97124416624522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1122694298263">
                <text:p>0.9112269429826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8865059001608">
                <text:p>0.95886505900160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233420811808">
                <text:p>1.0223342081180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5104101100885">
                <text:p>0.92510410110088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44352592721903">
                <text:p>0.94435259272190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1699337651742">
                <text:p>0.98169933765174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0717336255795">
                <text:p>0.98071733625579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127520589749">
                <text:p>1.0612752058974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9432034914154">
                <text:p>0.9794320349141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824704659299">
                <text:p>1.0982470465929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7824841021885">
                <text:p>1.0782484102188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117029281637">
                <text:p>1.061170292816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85113318803028">
                <text:p>0.98511331880302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866489223665">
                <text:p>1.0986648922366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160669792068">
                <text:p>1.0816066979206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5916472350611">
                <text:p>0.96591647235061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042032905184">
                <text:p>1.0304203290518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1975237025325">
                <text:p>0.98197523702532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25719071319375">
                <text:p>0.92571907131937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69550637631333">
                <text:p>0.96955063763133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2854283286687">
                <text:p>1.0285428328668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46554516531649">
                <text:p>0.94655451653164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61308757304974">
                <text:p>0.96130875730497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45183376736111">
                <text:p>0.84518337673611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79238710200616">
                <text:p>0.7923871020061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20226870743802">
                <text:p>0.92022687074380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463620429108">
                <text:p>1.0446362042910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859891439867739">
                <text:p>0.85989143986773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805030556813">
                <text:p>1.028050305568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47521624898">
                <text:p>1.0264752162489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52941">
                <text:p>1.05294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608233322208">
                <text:p>1.060823332220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3780859139999">
                <text:p>1.0378085913999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2069817734153">
                <text:p>1.0206981773415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4254050441681">
                <text:p>1.042540504416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2977763397503">
                <text:p>1.0297776339750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2432471005917">
                <text:p>1.024324710059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0.991720181695127">
                <text:p>0.99172018169512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2040136890044">
                <text:p>1.0204013689004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507336163394">
                <text:p>1.0250733616339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03302135477356">
                <text:p>0.90330213547735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964231684319426">
                <text:p>0.96423168431942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3787360844271">
                <text:p>1.0378736084427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1039816868203">
                <text:p>1.1103981686820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1448921745569">
                <text:p>1.0144892174556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1296411914797">
                <text:p>1.2129641191479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32397856903983">
                <text:p>1.3239785690398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473878740855">
                <text:p>1.147387874085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38300596484586">
                <text:p>1.3830059648458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9981344129016">
                <text:p>1.1998134412901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30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